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meta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264in"/>
    </style:style>
    <style:style style:name="co2" style:family="table-column">
      <style:table-column-properties fo:break-before="auto" style:column-width="1.5366in"/>
    </style:style>
    <style:style style:name="co3" style:family="table-column">
      <style:table-column-properties fo:break-before="auto" style:column-width="1.4402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swerers_vs_graders" table:style-name="ta1">
        <table:shapes>
          <draw:frame draw:z-index="0" draw:style-name="gr1" draw:text-style-name="P1" svg:width="14.75in" svg:height="6.6571in" svg:x="11.9988in" svg:y="4.7803in">
            <draw:object draw:notify-on-update-of-ranges="answerers_vs_graders.A1:answerers_vs_graders.A1 answerers_vs_graders.A2:answerers_vs_graders.A22 answerers_vs_graders.B1:answerers_vs_graders.B1 answerers_vs_graders.B2:answerers_vs_graders.B22 answerers_vs_graders.C1:answerers_vs_graders.C1 answerers_vs_graders.C2:answerers_vs_graders.C22 answerers_vs_graders.D1:answerers_vs_graders.D1 answerers_vs_graders.D2:answerers_vs_graders.D22 answerers_vs_graders.E1:answerers_vs_graders.E1 answerers_vs_graders.E2:answerers_vs_graders.E22 answerers_vs_graders.F1:answerers_vs_graders.F1 answerers_vs_graders.F2:answerers_vs_graders.F22 answerers_vs_graders.G1:answerers_vs_graders.G1 answerers_vs_graders.G2:answerers_vs_graders.G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.6224in" svg:height="3.5429in" svg:x="3.6185in" svg:y="8.3106in">
            <draw:object draw:notify-on-update-of-ranges="answerers_vs_graders.A47:answerers_vs_graders.A47 answerers_vs_graders.A48:answerers_vs_graders.A67 answerers_vs_graders.B47:answerers_vs_graders.B47 answerers_vs_graders.B48:answerers_vs_graders.B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531in" svg:height="0.7732in" svg:x="0.1118in" svg:y="12.2657in">
            <draw:object draw:notify-on-update-of-ranges="answerers_vs_graders.A47:answerers_vs_graders.A47 answerers_vs_graders.A48:answerers_vs_graders.A6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1197in" svg:height="2.5067in" svg:x="0.0043in" svg:y="13.2437in">
            <draw:object draw:notify-on-update-of-ranges="answerers_vs_graders.B47:answerers_vs_graders.B47 answerers_vs_graders.B48:answerers_vs_graders.B6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.5614in" svg:height="3.6354in" svg:x="9.2154in" svg:y="8.178in">
            <draw:object draw:notify-on-update-of-ranges="answerers_vs_graders.E47:answerers_vs_graders.E47 answerers_vs_graders.E48:answerers_vs_graders.E67 answerers_vs_graders.F47:answerers_vs_graders.F47 answerers_vs_graders.F48:answerers_vs_graders.F6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.002in" svg:height="0.8181in" svg:x="7.2146in" svg:y="12.3106in">
            <draw:object draw:notify-on-update-of-ranges="answerers_vs_graders.E47:answerers_vs_graders.E47 answerers_vs_graders.E48:answerers_vs_graders.E6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3.7059in" svg:height="3.5469in" svg:x="7.2594in" svg:y="13.1996in">
            <draw:object draw:notify-on-update-of-ranges="answerers_vs_graders.F47:answerers_vs_graders.F47 answerers_vs_graders.F48:answerers_vs_graders.F6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.6154in" svg:height="3.5465in" svg:x="3.8496in" svg:y="17.0043in">
            <draw:object draw:notify-on-update-of-ranges="answerers_vs_graders.A96:answerers_vs_graders.A96 answerers_vs_graders.A97:answerers_vs_graders.A116 answerers_vs_graders.B96:answerers_vs_graders.B96 answerers_vs_graders.B97:answerers_vs_graders.B11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6.2992in" svg:height="0.6134in" svg:x="0.1299in" svg:y="20.7106in">
            <draw:object draw:notify-on-update-of-ranges="answerers_vs_graders.A96:answerers_vs_graders.A96 answerers_vs_graders.A97:answerers_vs_graders.A11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5.9587in" svg:height="3.5469in" svg:x="0.0268in" svg:y="21.4484in">
            <draw:object draw:notify-on-update-of-ranges="answerers_vs_graders.B96:answerers_vs_graders.B96 answerers_vs_graders.B97:answerers_vs_graders.B11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nswerer</text:p>
          </table:table-cell>
          <table:table-cell office:value-type="string" calcext:value-type="string">
            <text:p>ollama_llama3</text:p>
          </table:table-cell>
          <table:table-cell office:value-type="string" calcext:value-type="string">
            <text:p>openai_gpt-4o-mini_1</text:p>
          </table:table-cell>
          <table:table-cell office:value-type="string" calcext:value-type="string">
            <text:p>openai_gpt-3.5-turbo_1</text:p>
          </table:table-cell>
          <table:table-cell office:value-type="string" calcext:value-type="string">
            <text:p>openai_gpt-4o-mini_2</text:p>
          </table:table-cell>
          <table:table-cell office:value-type="string" calcext:value-type="string">
            <text:p>openai_gpt-3.5-turbo_2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string" calcext:value-type="string">
            <text:p>llama atheist</text:p>
          </table:table-cell>
          <table:table-cell office:value-type="float" office:value="78.3498233215548" calcext:value-type="float">
            <text:p>78.3498233215548</text:p>
          </table:table-cell>
          <table:table-cell office:value-type="float" office:value="71.7385159010601" calcext:value-type="float">
            <text:p>71.7385159010601</text:p>
          </table:table-cell>
          <table:table-cell office:value-type="float" office:value="71.8162544169611" calcext:value-type="float">
            <text:p>71.8162544169611</text:p>
          </table:table-cell>
          <table:table-cell office:value-type="float" office:value="72.1855123674912" calcext:value-type="float">
            <text:p>72.1855123674912</text:p>
          </table:table-cell>
          <table:table-cell office:value-type="float" office:value="73.0406360424028" calcext:value-type="float">
            <text:p>73.0406360424028</text:p>
          </table:table-cell>
          <table:table-cell table:formula="of:=AVERAGE([.B2:.F2])" office:value-type="float" office:value="73.426148409894" calcext:value-type="float">
            <text:p>73.426148409894</text:p>
          </table:table-cell>
          <table:table-cell/>
        </table:table-row>
        <table:table-row table:style-name="ro1">
          <table:table-cell office:value-type="string" calcext:value-type="string">
            <text:p>gemma atheist</text:p>
          </table:table-cell>
          <table:table-cell office:value-type="float" office:value="68.1872791519435" calcext:value-type="float">
            <text:p>68.1872791519435</text:p>
          </table:table-cell>
          <table:table-cell office:value-type="float" office:value="75.1537102473498" calcext:value-type="float">
            <text:p>75.1537102473498</text:p>
          </table:table-cell>
          <table:table-cell office:value-type="float" office:value="74.5689045936396" calcext:value-type="float">
            <text:p>74.5689045936396</text:p>
          </table:table-cell>
          <table:table-cell office:value-type="float" office:value="75.1731448763251" calcext:value-type="float">
            <text:p>75.1731448763251</text:p>
          </table:table-cell>
          <table:table-cell office:value-type="float" office:value="74.5671378091873" calcext:value-type="float">
            <text:p>74.5671378091873</text:p>
          </table:table-cell>
          <table:table-cell table:formula="of:=AVERAGE([.B3:.F3])" office:value-type="float" office:value="73.530035335689" calcext:value-type="float">
            <text:p>73.530035335689</text:p>
          </table:table-cell>
          <table:table-cell/>
        </table:table-row>
        <table:table-row table:style-name="ro1">
          <table:table-cell office:value-type="string" calcext:value-type="string">
            <text:p>gemma Imam</text:p>
          </table:table-cell>
          <table:table-cell office:value-type="float" office:value="67.1448763250883" calcext:value-type="float">
            <text:p>67.1448763250883</text:p>
          </table:table-cell>
          <table:table-cell office:value-type="float" office:value="76.8339222614841" calcext:value-type="float">
            <text:p>76.8339222614841</text:p>
          </table:table-cell>
          <table:table-cell office:value-type="float" office:value="77.4363957597173" calcext:value-type="float">
            <text:p>77.4363957597173</text:p>
          </table:table-cell>
          <table:table-cell office:value-type="float" office:value="76.5883392226148" calcext:value-type="float">
            <text:p>76.5883392226148</text:p>
          </table:table-cell>
          <table:table-cell office:value-type="float" office:value="76.8286219081272" calcext:value-type="float">
            <text:p>76.8286219081272</text:p>
          </table:table-cell>
          <table:table-cell table:formula="of:=AVERAGE([.B4:.F4])" office:value-type="float" office:value="74.9664310954064" calcext:value-type="float">
            <text:p>74.9664310954064</text:p>
          </table:table-cell>
          <table:table-cell/>
        </table:table-row>
        <table:table-row table:style-name="ro1">
          <table:table-cell office:value-type="string" calcext:value-type="string">
            <text:p>llama Imam</text:p>
          </table:table-cell>
          <table:table-cell office:value-type="float" office:value="79.4929328621908" calcext:value-type="float">
            <text:p>79.4929328621908</text:p>
          </table:table-cell>
          <table:table-cell office:value-type="float" office:value="78.5247349823322" calcext:value-type="float">
            <text:p>78.5247349823322</text:p>
          </table:table-cell>
          <table:table-cell office:value-type="float" office:value="77.9558303886926" calcext:value-type="float">
            <text:p>77.9558303886926</text:p>
          </table:table-cell>
          <table:table-cell office:value-type="float" office:value="77.821554770318" calcext:value-type="float">
            <text:p>77.821554770318</text:p>
          </table:table-cell>
          <table:table-cell office:value-type="float" office:value="78.5318021201413" calcext:value-type="float">
            <text:p>78.5318021201413</text:p>
          </table:table-cell>
          <table:table-cell table:formula="of:=AVERAGE([.B5:.F5])" office:value-type="float" office:value="78.465371024735" calcext:value-type="float">
            <text:p>78.465371024735</text:p>
          </table:table-cell>
          <table:table-cell/>
        </table:table-row>
        <table:table-row table:style-name="ro1">
          <table:table-cell office:value-type="string" calcext:value-type="string">
            <text:p>GPT 3.5 Imam</text:p>
          </table:table-cell>
          <table:table-cell office:value-type="float" office:value="74.3250883392226" calcext:value-type="float">
            <text:p>74.3250883392226</text:p>
          </table:table-cell>
          <table:table-cell office:value-type="float" office:value="79.226148409894" calcext:value-type="float">
            <text:p>79.226148409894</text:p>
          </table:table-cell>
          <table:table-cell office:value-type="float" office:value="79.6625441696113" calcext:value-type="float">
            <text:p>79.6625441696113</text:p>
          </table:table-cell>
          <table:table-cell office:value-type="float" office:value="80" calcext:value-type="float">
            <text:p>80</text:p>
          </table:table-cell>
          <table:table-cell office:value-type="float" office:value="80.2137809187279" calcext:value-type="float">
            <text:p>80.2137809187279</text:p>
          </table:table-cell>
          <table:table-cell table:formula="of:=AVERAGE([.B6:.F6])" office:value-type="float" office:value="78.6855123674912" calcext:value-type="float">
            <text:p>78.6855123674912</text:p>
          </table:table-cell>
          <table:table-cell/>
        </table:table-row>
        <table:table-row table:style-name="ro1">
          <table:table-cell office:value-type="string" calcext:value-type="string">
            <text:p>llama Politician</text:p>
          </table:table-cell>
          <table:table-cell office:value-type="float" office:value="82.178445229682" calcext:value-type="float">
            <text:p>82.178445229682</text:p>
          </table:table-cell>
          <table:table-cell office:value-type="float" office:value="78.0883392226148" calcext:value-type="float">
            <text:p>78.0883392226148</text:p>
          </table:table-cell>
          <table:table-cell office:value-type="float" office:value="78.7349823321555" calcext:value-type="float">
            <text:p>78.7349823321555</text:p>
          </table:table-cell>
          <table:table-cell office:value-type="float" office:value="78.4593639575972" calcext:value-type="float">
            <text:p>78.4593639575972</text:p>
          </table:table-cell>
          <table:table-cell office:value-type="float" office:value="78.9893992932862" calcext:value-type="float">
            <text:p>78.9893992932862</text:p>
          </table:table-cell>
          <table:table-cell table:formula="of:=AVERAGE([.B7:.F7])" office:value-type="float" office:value="79.2901060070671" calcext:value-type="float">
            <text:p>79.2901060070671</text:p>
          </table:table-cell>
          <table:table-cell/>
        </table:table-row>
        <table:table-row table:style-name="ro1">
          <table:table-cell office:value-type="string" calcext:value-type="string">
            <text:p>gemma Politician</text:p>
          </table:table-cell>
          <table:table-cell office:value-type="float" office:value="70.1448763250883" calcext:value-type="float">
            <text:p>70.1448763250883</text:p>
          </table:table-cell>
          <table:table-cell office:value-type="float" office:value="82.0724381625442" calcext:value-type="float">
            <text:p>82.0724381625442</text:p>
          </table:table-cell>
          <table:table-cell office:value-type="float" office:value="82.6024734982332" calcext:value-type="float">
            <text:p>82.6024734982332</text:p>
          </table:table-cell>
          <table:table-cell office:value-type="float" office:value="82.3957597173145" calcext:value-type="float">
            <text:p>82.3957597173145</text:p>
          </table:table-cell>
          <table:table-cell office:value-type="float" office:value="82.7491166077739" calcext:value-type="float">
            <text:p>82.7491166077739</text:p>
          </table:table-cell>
          <table:table-cell table:formula="of:=AVERAGE([.B8:.F8])" office:value-type="float" office:value="79.9929328621908" calcext:value-type="float">
            <text:p>79.9929328621908</text:p>
          </table:table-cell>
          <table:table-cell/>
        </table:table-row>
        <table:table-row table:style-name="ro1">
          <table:table-cell office:value-type="string" calcext:value-type="string">
            <text:p>mistral Imam</text:p>
          </table:table-cell>
          <table:table-cell office:value-type="float" office:value="76.4116607773852" calcext:value-type="float">
            <text:p>76.4116607773852</text:p>
          </table:table-cell>
          <table:table-cell office:value-type="float" office:value="80.7650176678445" calcext:value-type="float">
            <text:p>80.7650176678445</text:p>
          </table:table-cell>
          <table:table-cell office:value-type="float" office:value="81.2650176678445" calcext:value-type="float">
            <text:p>81.2650176678445</text:p>
          </table:table-cell>
          <table:table-cell office:value-type="float" office:value="81.2597173144876" calcext:value-type="float">
            <text:p>81.2597173144876</text:p>
          </table:table-cell>
          <table:table-cell office:value-type="float" office:value="80.2950530035336" calcext:value-type="float">
            <text:p>80.2950530035336</text:p>
          </table:table-cell>
          <table:table-cell table:formula="of:=AVERAGE([.B9:.F9])" office:value-type="float" office:value="79.9992932862191" calcext:value-type="float">
            <text:p>79.9992932862191</text:p>
          </table:table-cell>
          <table:table-cell/>
        </table:table-row>
        <table:table-row table:style-name="ro1">
          <table:table-cell office:value-type="string" calcext:value-type="string">
            <text:p>GPT 3.5 Atheist</text:p>
          </table:table-cell>
          <table:table-cell office:value-type="float" office:value="78.2667844522968" calcext:value-type="float">
            <text:p>78.2667844522968</text:p>
          </table:table-cell>
          <table:table-cell office:value-type="float" office:value="82.1925795053004" calcext:value-type="float">
            <text:p>82.1925795053004</text:p>
          </table:table-cell>
          <table:table-cell office:value-type="float" office:value="81.6254416961131" calcext:value-type="float">
            <text:p>81.6254416961131</text:p>
          </table:table-cell>
          <table:table-cell office:value-type="float" office:value="82.1872791519435" calcext:value-type="float">
            <text:p>82.1872791519435</text:p>
          </table:table-cell>
          <table:table-cell office:value-type="float" office:value="82.0795053003534" calcext:value-type="float">
            <text:p>82.0795053003534</text:p>
          </table:table-cell>
          <table:table-cell table:formula="of:=AVERAGE([.B10:.F10])" office:value-type="float" office:value="81.2703180212014" calcext:value-type="float">
            <text:p>81.2703180212014</text:p>
          </table:table-cell>
          <table:table-cell/>
        </table:table-row>
        <table:table-row table:style-name="ro1">
          <table:table-cell office:value-type="string" calcext:value-type="string">
            <text:p>GPT 3.5 Politician</text:p>
          </table:table-cell>
          <table:table-cell office:value-type="float" office:value="76.7826855123675" calcext:value-type="float">
            <text:p>76.7826855123675</text:p>
          </table:table-cell>
          <table:table-cell office:value-type="float" office:value="85.0724381625442" calcext:value-type="float">
            <text:p>85.0724381625442</text:p>
          </table:table-cell>
          <table:table-cell office:value-type="float" office:value="85.0971731448763" calcext:value-type="float">
            <text:p>85.0971731448763</text:p>
          </table:table-cell>
          <table:table-cell office:value-type="float" office:value="85.1448763250883" calcext:value-type="float">
            <text:p>85.1448763250883</text:p>
          </table:table-cell>
          <table:table-cell office:value-type="float" office:value="84.791519434629" calcext:value-type="float">
            <text:p>84.791519434629</text:p>
          </table:table-cell>
          <table:table-cell table:formula="of:=AVERAGE([.B11:.F11])" office:value-type="float" office:value="83.3777385159011" calcext:value-type="float">
            <text:p>83.3777385159011</text:p>
          </table:table-cell>
          <table:table-cell/>
        </table:table-row>
        <table:table-row table:style-name="ro1">
          <table:table-cell office:value-type="string" calcext:value-type="string">
            <text:p>gpt-4o-mini Imam</text:p>
          </table:table-cell>
          <table:table-cell office:value-type="float" office:value="80.9558303886926" calcext:value-type="float">
            <text:p>80.9558303886926</text:p>
          </table:table-cell>
          <table:table-cell office:value-type="float" office:value="85.773851590106" calcext:value-type="float">
            <text:p>85.773851590106</text:p>
          </table:table-cell>
          <table:table-cell office:value-type="float" office:value="85.9611307420495" calcext:value-type="float">
            <text:p>85.9611307420495</text:p>
          </table:table-cell>
          <table:table-cell office:value-type="float" office:value="85.6148409893993" calcext:value-type="float">
            <text:p>85.6148409893993</text:p>
          </table:table-cell>
          <table:table-cell office:value-type="float" office:value="86.1749116607774" calcext:value-type="float">
            <text:p>86.1749116607774</text:p>
          </table:table-cell>
          <table:table-cell table:formula="of:=AVERAGE([.B12:.F12])" office:value-type="float" office:value="84.896113074205" calcext:value-type="float">
            <text:p>84.896113074205</text:p>
          </table:table-cell>
          <table:table-cell/>
        </table:table-row>
        <table:table-row table:style-name="ro1">
          <table:table-cell office:value-type="string" calcext:value-type="string">
            <text:p>mistral atheist</text:p>
          </table:table-cell>
          <table:table-cell office:value-type="float" office:value="80.4505300353357" calcext:value-type="float">
            <text:p>80.4505300353357</text:p>
          </table:table-cell>
          <table:table-cell office:value-type="float" office:value="86.3233215547703" calcext:value-type="float">
            <text:p>86.3233215547703</text:p>
          </table:table-cell>
          <table:table-cell office:value-type="float" office:value="86.3109540636042" calcext:value-type="float">
            <text:p>86.3109540636042</text:p>
          </table:table-cell>
          <table:table-cell office:value-type="float" office:value="86.3427561837456" calcext:value-type="float">
            <text:p>86.3427561837456</text:p>
          </table:table-cell>
          <table:table-cell office:value-type="float" office:value="86.5265017667845" calcext:value-type="float">
            <text:p>86.5265017667845</text:p>
          </table:table-cell>
          <table:table-cell table:formula="of:=AVERAGE([.B13:.F13])" office:value-type="float" office:value="85.1908127208481" calcext:value-type="float">
            <text:p>85.1908127208481</text:p>
          </table:table-cell>
          <table:table-cell/>
        </table:table-row>
        <table:table-row table:style-name="ro1">
          <table:table-cell office:value-type="string" calcext:value-type="string">
            <text:p>mistral Politician</text:p>
          </table:table-cell>
          <table:table-cell office:value-type="float" office:value="81.3286219081272" calcext:value-type="float">
            <text:p>81.3286219081272</text:p>
          </table:table-cell>
          <table:table-cell table:number-columns-repeated="2" office:value-type="float" office:value="86.2773851590106" calcext:value-type="float">
            <text:p>86.2773851590106</text:p>
          </table:table-cell>
          <table:table-cell office:value-type="float" office:value="86.2985865724382" calcext:value-type="float">
            <text:p>86.2985865724382</text:p>
          </table:table-cell>
          <table:table-cell office:value-type="float" office:value="86.4434628975265" calcext:value-type="float">
            <text:p>86.4434628975265</text:p>
          </table:table-cell>
          <table:table-cell table:formula="of:=AVERAGE([.B14:.F14])" office:value-type="float" office:value="85.3250883392226" calcext:value-type="float">
            <text:p>85.3250883392226</text:p>
          </table:table-cell>
          <table:table-cell/>
        </table:table-row>
        <table:table-row table:style-name="ro1">
          <table:table-cell office:value-type="string" calcext:value-type="string">
            <text:p>gpt-4o-mini Politician</text:p>
          </table:table-cell>
          <table:table-cell office:value-type="float" office:value="82.4134275618375" calcext:value-type="float">
            <text:p>82.4134275618375</text:p>
          </table:table-cell>
          <table:table-cell office:value-type="float" office:value="89.2685512367491" calcext:value-type="float">
            <text:p>89.2685512367491</text:p>
          </table:table-cell>
          <table:table-cell office:value-type="float" office:value="89.4363957597173" calcext:value-type="float">
            <text:p>89.4363957597173</text:p>
          </table:table-cell>
          <table:table-cell office:value-type="float" office:value="89.4469964664311" calcext:value-type="float">
            <text:p>89.4469964664311</text:p>
          </table:table-cell>
          <table:table-cell office:value-type="float" office:value="89.5088339222615" calcext:value-type="float">
            <text:p>89.5088339222615</text:p>
          </table:table-cell>
          <table:table-cell table:formula="of:=AVERAGE([.B15:.F15])" office:value-type="float" office:value="88.0148409893993" calcext:value-type="float">
            <text:p>88.0148409893993</text:p>
          </table:table-cell>
          <table:table-cell/>
        </table:table-row>
        <table:table-row table:style-name="ro1">
          <table:table-cell office:value-type="string" calcext:value-type="string">
            <text:p>gpt-4o-mini Atheist</text:p>
          </table:table-cell>
          <table:table-cell office:value-type="float" office:value="82.8886925795053" calcext:value-type="float">
            <text:p>82.8886925795053</text:p>
          </table:table-cell>
          <table:table-cell office:value-type="float" office:value="90.8127208480565" calcext:value-type="float">
            <text:p>90.8127208480565</text:p>
          </table:table-cell>
          <table:table-cell office:value-type="float" office:value="90.7508833922261" calcext:value-type="float">
            <text:p>90.7508833922261</text:p>
          </table:table-cell>
          <table:table-cell office:value-type="float" office:value="90.5530035335689" calcext:value-type="float">
            <text:p>90.5530035335689</text:p>
          </table:table-cell>
          <table:table-cell office:value-type="float" office:value="90.5724381625442" calcext:value-type="float">
            <text:p>90.5724381625442</text:p>
          </table:table-cell>
          <table:table-cell table:formula="of:=AVERAGE([.B16:.F16])" office:value-type="float" office:value="89.1155477031802" calcext:value-type="float">
            <text:p>89.1155477031802</text:p>
          </table:table-cell>
          <table:table-cell/>
        </table:table-row>
        <table:table-row table:style-name="ro1">
          <table:table-cell office:value-type="string" calcext:value-type="string">
            <text:p>gemma Bible Translator</text:p>
          </table:table-cell>
          <table:table-cell office:value-type="float" office:value="80.1201413427562" calcext:value-type="float">
            <text:p>80.1201413427562</text:p>
          </table:table-cell>
          <table:table-cell office:value-type="float" office:value="91.517667844523" calcext:value-type="float">
            <text:p>91.517667844523</text:p>
          </table:table-cell>
          <table:table-cell office:value-type="float" office:value="91.3109540636042" calcext:value-type="float">
            <text:p>91.3109540636042</text:p>
          </table:table-cell>
          <table:table-cell office:value-type="float" office:value="91.3374558303887" calcext:value-type="float">
            <text:p>91.3374558303887</text:p>
          </table:table-cell>
          <table:table-cell office:value-type="float" office:value="91.5300353356891" calcext:value-type="float">
            <text:p>91.5300353356891</text:p>
          </table:table-cell>
          <table:table-cell table:formula="of:=AVERAGE([.B17:.F17])" office:value-type="float" office:value="89.1632508833922" calcext:value-type="float">
            <text:p>89.1632508833922</text:p>
          </table:table-cell>
          <table:table-cell/>
        </table:table-row>
        <table:table-row table:style-name="ro1">
          <table:table-cell office:value-type="string" calcext:value-type="string">
            <text:p>mistral Bible Translator</text:p>
          </table:table-cell>
          <table:table-cell office:value-type="float" office:value="83.7296819787986" calcext:value-type="float">
            <text:p>83.7296819787986</text:p>
          </table:table-cell>
          <table:table-cell office:value-type="float" office:value="91.5141342756184" calcext:value-type="float">
            <text:p>91.5141342756184</text:p>
          </table:table-cell>
          <table:table-cell office:value-type="float" office:value="91.3109540636042" calcext:value-type="float">
            <text:p>91.3109540636042</text:p>
          </table:table-cell>
          <table:table-cell office:value-type="float" office:value="91.660777385159" calcext:value-type="float">
            <text:p>91.660777385159</text:p>
          </table:table-cell>
          <table:table-cell office:value-type="float" office:value="91.547703180212" calcext:value-type="float">
            <text:p>91.547703180212</text:p>
          </table:table-cell>
          <table:table-cell table:formula="of:=AVERAGE([.B18:.F18])" office:value-type="float" office:value="89.9526501766785" calcext:value-type="float">
            <text:p>89.9526501766785</text:p>
          </table:table-cell>
          <table:table-cell/>
        </table:table-row>
        <table:table-row table:style-name="ro1">
          <table:table-cell office:value-type="string" calcext:value-type="string">
            <text:p>GPT 3.5 Bible Translator</text:p>
          </table:table-cell>
          <table:table-cell office:value-type="float" office:value="83.6007067137809" calcext:value-type="float">
            <text:p>83.6007067137809</text:p>
          </table:table-cell>
          <table:table-cell office:value-type="float" office:value="91.8515901060071" calcext:value-type="float">
            <text:p>91.8515901060071</text:p>
          </table:table-cell>
          <table:table-cell office:value-type="float" office:value="91.839222614841" calcext:value-type="float">
            <text:p>91.839222614841</text:p>
          </table:table-cell>
          <table:table-cell office:value-type="float" office:value="91.7685512367491" calcext:value-type="float">
            <text:p>91.7685512367491</text:p>
          </table:table-cell>
          <table:table-cell office:value-type="float" office:value="91.8621908127209" calcext:value-type="float">
            <text:p>91.8621908127209</text:p>
          </table:table-cell>
          <table:table-cell table:formula="of:=AVERAGE([.B19:.F19])" office:value-type="float" office:value="90.1844522968198" calcext:value-type="float">
            <text:p>90.1844522968198</text:p>
          </table:table-cell>
          <table:table-cell/>
        </table:table-row>
        <table:table-row table:style-name="ro1">
          <table:table-cell office:value-type="string" calcext:value-type="string">
            <text:p>llama Bible Translator</text:p>
          </table:table-cell>
          <table:table-cell office:value-type="float" office:value="88.0388692579505" calcext:value-type="float">
            <text:p>88.0388692579505</text:p>
          </table:table-cell>
          <table:table-cell office:value-type="float" office:value="92.4575971731449" calcext:value-type="float">
            <text:p>92.4575971731449</text:p>
          </table:table-cell>
          <table:table-cell office:value-type="float" office:value="92.3992932862191" calcext:value-type="float">
            <text:p>92.3992932862191</text:p>
          </table:table-cell>
          <table:table-cell office:value-type="float" office:value="92.3727915194346" calcext:value-type="float">
            <text:p>92.3727915194346</text:p>
          </table:table-cell>
          <table:table-cell office:value-type="float" office:value="92.3957597173145" calcext:value-type="float">
            <text:p>92.3957597173145</text:p>
          </table:table-cell>
          <table:table-cell table:formula="of:=AVERAGE([.B20:.F20])" office:value-type="float" office:value="91.5328621908127" calcext:value-type="float">
            <text:p>91.5328621908127</text:p>
          </table:table-cell>
          <table:table-cell/>
        </table:table-row>
        <table:table-row table:style-name="ro1">
          <table:table-cell office:value-type="string" calcext:value-type="string">
            <text:p>gpt-4o-mini Bible Translator</text:p>
          </table:table-cell>
          <table:table-cell office:value-type="float" office:value="86.3003533568905" calcext:value-type="float">
            <text:p>86.3003533568905</text:p>
          </table:table-cell>
          <table:table-cell office:value-type="float" office:value="93.0848056537103" calcext:value-type="float">
            <text:p>93.0848056537103</text:p>
          </table:table-cell>
          <table:table-cell office:value-type="float" office:value="93.0441696113074" calcext:value-type="float">
            <text:p>93.0441696113074</text:p>
          </table:table-cell>
          <table:table-cell office:value-type="float" office:value="93.1713780918728" calcext:value-type="float">
            <text:p>93.1713780918728</text:p>
          </table:table-cell>
          <table:table-cell office:value-type="float" office:value="93.0812720848057" calcext:value-type="float">
            <text:p>93.0812720848057</text:p>
          </table:table-cell>
          <table:table-cell table:formula="of:=AVERAGE([.B21:.F21])" office:value-type="float" office:value="91.7363957597173" calcext:value-type="float">
            <text:p>91.7363957597173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21])" office:value-type="float" office:value="79.0555653710247" calcext:value-type="float">
            <text:p>79.0555653710247</text:p>
          </table:table-cell>
          <table:table-cell table:formula="of:=AVERAGE([.C2:.C21])" office:value-type="float" office:value="84.4274734982332" calcext:value-type="float">
            <text:p>84.4274734982332</text:p>
          </table:table-cell>
          <table:table-cell table:formula="of:=AVERAGE([.D2:.D21])" office:value-type="float" office:value="84.4703180212014" calcext:value-type="float">
            <text:p>84.4703180212014</text:p>
          </table:table-cell>
          <table:table-cell table:formula="of:=AVERAGE([.E2:.E21])" office:value-type="float" office:value="84.4891342756184" calcext:value-type="float">
            <text:p>84.4891342756184</text:p>
          </table:table-cell>
          <table:table-cell table:formula="of:=AVERAGE([.F2:.F21])" office:value-type="float" office:value="84.5864840989399" calcext:value-type="float">
            <text:p>84.5864840989399</text:p>
          </table:table-cell>
          <table:table-cell table:formula="of:=AVERAGE([.B22:.F22])" office:value-type="float" office:value="83.4057950530035" calcext:value-type="float">
            <text:p>83.4057950530035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s self</text:p>
          </table:table-cell>
          <table:table-cell table:formula="of:= &quot;is self &quot; &amp; [.B1]" office:value-type="string" office:string-value="is self ollama_llama3" calcext:value-type="string">
            <text:p>is self ollama_llama3</text:p>
          </table:table-cell>
          <table:table-cell table:formula="of:= &quot;is self &quot; &amp; [.C1]" office:value-type="string" office:string-value="is self openai_gpt-4o-mini_1" calcext:value-type="string">
            <text:p>is self openai_gpt-4o-mini_1</text:p>
          </table:table-cell>
          <table:table-cell table:formula="of:= &quot;is self &quot; &amp; [.D1]" office:value-type="string" office:string-value="is self openai_gpt-3.5-turbo_1" calcext:value-type="string">
            <text:p>is self openai_gpt-3.5-turbo_1</text:p>
          </table:table-cell>
          <table:table-cell table:formula="of:= &quot;is self &quot; &amp; [.E1]" office:value-type="string" office:string-value="is self openai_gpt-4o-mini_2" calcext:value-type="string">
            <text:p>is self openai_gpt-4o-mini_2</text:p>
          </table:table-cell>
          <table:table-cell table:formula="of:= &quot;is self &quot; &amp; [.F1]" office:value-type="string" office:string-value="is self openai_gpt-3.5-turbo_2" calcext:value-type="string">
            <text:p>is self openai_gpt-3.5-turbo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ama atheist</text:p>
          </table:table-cell>
          <table:table-cell table:style-name="ce1" table:formula="of:=ISNUMBER(SEARCH( &quot;llama&quot;;[.$A25] ))" office:value-type="boolean" office:boolean-value="true" calcext:value-type="boolean">
            <text:p>TRUE</text:p>
          </table:table-cell>
          <table:table-cell table:style-name="ce1" table:formula="of:=ISNUMBER(SEARCH( &quot;gpt-4o-mini&quot;;[.$A25] ))" office:value-type="boolean" office:boolean-value="false" calcext:value-type="boolean">
            <text:p>FALSE</text:p>
          </table:table-cell>
          <table:table-cell table:style-name="ce1" table:formula="of:=ISNUMBER(SEARCH( &quot;GPT 3.5&quot;;[.$A25] ))" office:value-type="boolean" office:boolean-value="false" calcext:value-type="boolean">
            <text:p>FALSE</text:p>
          </table:table-cell>
          <table:table-cell table:style-name="ce1" table:formula="of:=ISNUMBER(SEARCH( &quot;gpt-4o-mini&quot;;[.$A25] ))" office:value-type="boolean" office:boolean-value="false" calcext:value-type="boolean">
            <text:p>FALSE</text:p>
          </table:table-cell>
          <table:table-cell table:style-name="ce1" table:formula="of:=ISNUMBER(SEARCH( &quot;GPT 3.5&quot;;[.$A25] 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mma atheist</text:p>
          </table:table-cell>
          <table:table-cell table:style-name="ce1" table:formula="of:=ISNUMBER(SEARCH( &quot;llama&quot;;[.A26] ))" office:value-type="boolean" office:boolean-value="false" calcext:value-type="boolean">
            <text:p>FALSE</text:p>
          </table:table-cell>
          <table:table-cell table:style-name="ce1" table:formula="of:=ISNUMBER(SEARCH( &quot;gpt-4o-mini&quot;;[.$A26] ))" office:value-type="boolean" office:boolean-value="false" calcext:value-type="boolean">
            <text:p>FALSE</text:p>
          </table:table-cell>
          <table:table-cell table:style-name="ce1" table:formula="of:=ISNUMBER(SEARCH( &quot;GPT 3.5&quot;;[.$A26] ))" office:value-type="boolean" office:boolean-value="false" calcext:value-type="boolean">
            <text:p>FALSE</text:p>
          </table:table-cell>
          <table:table-cell table:style-name="ce1" table:formula="of:=ISNUMBER(SEARCH( &quot;gpt-4o-mini&quot;;[.$A26] ))" office:value-type="boolean" office:boolean-value="false" calcext:value-type="boolean">
            <text:p>FALSE</text:p>
          </table:table-cell>
          <table:table-cell table:style-name="ce1" table:formula="of:=ISNUMBER(SEARCH( &quot;GPT 3.5&quot;;[.$A26] 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mma Imam</text:p>
          </table:table-cell>
          <table:table-cell table:style-name="ce1" table:formula="of:=ISNUMBER(SEARCH( &quot;llama&quot;;[.A27] ))" office:value-type="boolean" office:boolean-value="false" calcext:value-type="boolean">
            <text:p>FALSE</text:p>
          </table:table-cell>
          <table:table-cell table:style-name="ce1" table:formula="of:=ISNUMBER(SEARCH( &quot;gpt-4o-mini&quot;;[.$A27] ))" office:value-type="boolean" office:boolean-value="false" calcext:value-type="boolean">
            <text:p>FALSE</text:p>
          </table:table-cell>
          <table:table-cell table:style-name="ce1" table:formula="of:=ISNUMBER(SEARCH( &quot;GPT 3.5&quot;;[.$A27] ))" office:value-type="boolean" office:boolean-value="false" calcext:value-type="boolean">
            <text:p>FALSE</text:p>
          </table:table-cell>
          <table:table-cell table:style-name="ce1" table:formula="of:=ISNUMBER(SEARCH( &quot;gpt-4o-mini&quot;;[.$A27] ))" office:value-type="boolean" office:boolean-value="false" calcext:value-type="boolean">
            <text:p>FALSE</text:p>
          </table:table-cell>
          <table:table-cell table:style-name="ce1" table:formula="of:=ISNUMBER(SEARCH( &quot;GPT 3.5&quot;;[.$A27] 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ama Imam</text:p>
          </table:table-cell>
          <table:table-cell table:style-name="ce1" table:formula="of:=ISNUMBER(SEARCH( &quot;llama&quot;;[.A28] ))" office:value-type="boolean" office:boolean-value="true" calcext:value-type="boolean">
            <text:p>TRUE</text:p>
          </table:table-cell>
          <table:table-cell table:style-name="ce1" table:formula="of:=ISNUMBER(SEARCH( &quot;gpt-4o-mini&quot;;[.$A28] ))" office:value-type="boolean" office:boolean-value="false" calcext:value-type="boolean">
            <text:p>FALSE</text:p>
          </table:table-cell>
          <table:table-cell table:style-name="ce1" table:formula="of:=ISNUMBER(SEARCH( &quot;GPT 3.5&quot;;[.$A28] ))" office:value-type="boolean" office:boolean-value="false" calcext:value-type="boolean">
            <text:p>FALSE</text:p>
          </table:table-cell>
          <table:table-cell table:style-name="ce1" table:formula="of:=ISNUMBER(SEARCH( &quot;gpt-4o-mini&quot;;[.$A28] ))" office:value-type="boolean" office:boolean-value="false" calcext:value-type="boolean">
            <text:p>FALSE</text:p>
          </table:table-cell>
          <table:table-cell table:style-name="ce1" table:formula="of:=ISNUMBER(SEARCH( &quot;GPT 3.5&quot;;[.$A28] 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T 3.5 Imam</text:p>
          </table:table-cell>
          <table:table-cell table:style-name="ce1" table:formula="of:=ISNUMBER(SEARCH( &quot;llama&quot;;[.A29] ))" office:value-type="boolean" office:boolean-value="false" calcext:value-type="boolean">
            <text:p>FALSE</text:p>
          </table:table-cell>
          <table:table-cell table:style-name="ce1" table:formula="of:=ISNUMBER(SEARCH( &quot;gpt-4o-mini&quot;;[.$A29] ))" office:value-type="boolean" office:boolean-value="false" calcext:value-type="boolean">
            <text:p>FALSE</text:p>
          </table:table-cell>
          <table:table-cell table:style-name="ce1" table:formula="of:=ISNUMBER(SEARCH( &quot;GPT 3.5&quot;;[.$A29] ))" office:value-type="boolean" office:boolean-value="true" calcext:value-type="boolean">
            <text:p>TRUE</text:p>
          </table:table-cell>
          <table:table-cell table:style-name="ce1" table:formula="of:=ISNUMBER(SEARCH( &quot;gpt-4o-mini&quot;;[.$A29] ))" office:value-type="boolean" office:boolean-value="false" calcext:value-type="boolean">
            <text:p>FALSE</text:p>
          </table:table-cell>
          <table:table-cell table:style-name="ce1" table:formula="of:=ISNUMBER(SEARCH( &quot;GPT 3.5&quot;;[.$A29] 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ama Politician</text:p>
          </table:table-cell>
          <table:table-cell table:style-name="ce1" table:formula="of:=ISNUMBER(SEARCH( &quot;llama&quot;;[.A30] ))" office:value-type="boolean" office:boolean-value="true" calcext:value-type="boolean">
            <text:p>TRUE</text:p>
          </table:table-cell>
          <table:table-cell table:style-name="ce1" table:formula="of:=ISNUMBER(SEARCH( &quot;gpt-4o-mini&quot;;[.$A30] ))" office:value-type="boolean" office:boolean-value="false" calcext:value-type="boolean">
            <text:p>FALSE</text:p>
          </table:table-cell>
          <table:table-cell table:style-name="ce1" table:formula="of:=ISNUMBER(SEARCH( &quot;GPT 3.5&quot;;[.$A30] ))" office:value-type="boolean" office:boolean-value="false" calcext:value-type="boolean">
            <text:p>FALSE</text:p>
          </table:table-cell>
          <table:table-cell table:style-name="ce1" table:formula="of:=ISNUMBER(SEARCH( &quot;gpt-4o-mini&quot;;[.$A30] ))" office:value-type="boolean" office:boolean-value="false" calcext:value-type="boolean">
            <text:p>FALSE</text:p>
          </table:table-cell>
          <table:table-cell table:style-name="ce1" table:formula="of:=ISNUMBER(SEARCH( &quot;GPT 3.5&quot;;[.$A30] 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mma Politician</text:p>
          </table:table-cell>
          <table:table-cell table:style-name="ce1" table:formula="of:=ISNUMBER(SEARCH( &quot;llama&quot;;[.A31] ))" office:value-type="boolean" office:boolean-value="false" calcext:value-type="boolean">
            <text:p>FALSE</text:p>
          </table:table-cell>
          <table:table-cell table:style-name="ce1" table:formula="of:=ISNUMBER(SEARCH( &quot;gpt-4o-mini&quot;;[.$A31] ))" office:value-type="boolean" office:boolean-value="false" calcext:value-type="boolean">
            <text:p>FALSE</text:p>
          </table:table-cell>
          <table:table-cell table:style-name="ce1" table:formula="of:=ISNUMBER(SEARCH( &quot;GPT 3.5&quot;;[.$A31] ))" office:value-type="boolean" office:boolean-value="false" calcext:value-type="boolean">
            <text:p>FALSE</text:p>
          </table:table-cell>
          <table:table-cell table:style-name="ce1" table:formula="of:=ISNUMBER(SEARCH( &quot;gpt-4o-mini&quot;;[.$A31] ))" office:value-type="boolean" office:boolean-value="false" calcext:value-type="boolean">
            <text:p>FALSE</text:p>
          </table:table-cell>
          <table:table-cell table:style-name="ce1" table:formula="of:=ISNUMBER(SEARCH( &quot;GPT 3.5&quot;;[.$A31] 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tral Imam</text:p>
          </table:table-cell>
          <table:table-cell table:style-name="ce1" table:formula="of:=ISNUMBER(SEARCH( &quot;llama&quot;;[.A32] ))" office:value-type="boolean" office:boolean-value="false" calcext:value-type="boolean">
            <text:p>FALSE</text:p>
          </table:table-cell>
          <table:table-cell table:style-name="ce1" table:formula="of:=ISNUMBER(SEARCH( &quot;gpt-4o-mini&quot;;[.$A32] ))" office:value-type="boolean" office:boolean-value="false" calcext:value-type="boolean">
            <text:p>FALSE</text:p>
          </table:table-cell>
          <table:table-cell table:style-name="ce1" table:formula="of:=ISNUMBER(SEARCH( &quot;GPT 3.5&quot;;[.$A32] ))" office:value-type="boolean" office:boolean-value="false" calcext:value-type="boolean">
            <text:p>FALSE</text:p>
          </table:table-cell>
          <table:table-cell table:style-name="ce1" table:formula="of:=ISNUMBER(SEARCH( &quot;gpt-4o-mini&quot;;[.$A32] ))" office:value-type="boolean" office:boolean-value="false" calcext:value-type="boolean">
            <text:p>FALSE</text:p>
          </table:table-cell>
          <table:table-cell table:style-name="ce1" table:formula="of:=ISNUMBER(SEARCH( &quot;GPT 3.5&quot;;[.$A32] 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T 3.5 Atheist</text:p>
          </table:table-cell>
          <table:table-cell table:style-name="ce1" table:formula="of:=ISNUMBER(SEARCH( &quot;llama&quot;;[.A33] ))" office:value-type="boolean" office:boolean-value="false" calcext:value-type="boolean">
            <text:p>FALSE</text:p>
          </table:table-cell>
          <table:table-cell table:style-name="ce1" table:formula="of:=ISNUMBER(SEARCH( &quot;gpt-4o-mini&quot;;[.$A33] ))" office:value-type="boolean" office:boolean-value="false" calcext:value-type="boolean">
            <text:p>FALSE</text:p>
          </table:table-cell>
          <table:table-cell table:style-name="ce1" table:formula="of:=ISNUMBER(SEARCH( &quot;GPT 3.5&quot;;[.$A33] ))" office:value-type="boolean" office:boolean-value="true" calcext:value-type="boolean">
            <text:p>TRUE</text:p>
          </table:table-cell>
          <table:table-cell table:style-name="ce1" table:formula="of:=ISNUMBER(SEARCH( &quot;gpt-4o-mini&quot;;[.$A33] ))" office:value-type="boolean" office:boolean-value="false" calcext:value-type="boolean">
            <text:p>FALSE</text:p>
          </table:table-cell>
          <table:table-cell table:style-name="ce1" table:formula="of:=ISNUMBER(SEARCH( &quot;GPT 3.5&quot;;[.$A33] 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T 3.5 Politician</text:p>
          </table:table-cell>
          <table:table-cell table:style-name="ce1" table:formula="of:=ISNUMBER(SEARCH( &quot;llama&quot;;[.A34] ))" office:value-type="boolean" office:boolean-value="false" calcext:value-type="boolean">
            <text:p>FALSE</text:p>
          </table:table-cell>
          <table:table-cell table:style-name="ce1" table:formula="of:=ISNUMBER(SEARCH( &quot;gpt-4o-mini&quot;;[.$A34] ))" office:value-type="boolean" office:boolean-value="false" calcext:value-type="boolean">
            <text:p>FALSE</text:p>
          </table:table-cell>
          <table:table-cell table:style-name="ce1" table:formula="of:=ISNUMBER(SEARCH( &quot;GPT 3.5&quot;;[.$A34] ))" office:value-type="boolean" office:boolean-value="true" calcext:value-type="boolean">
            <text:p>TRUE</text:p>
          </table:table-cell>
          <table:table-cell table:style-name="ce1" table:formula="of:=ISNUMBER(SEARCH( &quot;gpt-4o-mini&quot;;[.$A34] ))" office:value-type="boolean" office:boolean-value="false" calcext:value-type="boolean">
            <text:p>FALSE</text:p>
          </table:table-cell>
          <table:table-cell table:style-name="ce1" table:formula="of:=ISNUMBER(SEARCH( &quot;GPT 3.5&quot;;[.$A34] 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t-4o-mini Imam</text:p>
          </table:table-cell>
          <table:table-cell table:style-name="ce1" table:formula="of:=ISNUMBER(SEARCH( &quot;llama&quot;;[.A35] ))" office:value-type="boolean" office:boolean-value="false" calcext:value-type="boolean">
            <text:p>FALSE</text:p>
          </table:table-cell>
          <table:table-cell table:style-name="ce1" table:formula="of:=ISNUMBER(SEARCH( &quot;gpt-4o-mini&quot;;[.$A35] ))" office:value-type="boolean" office:boolean-value="true" calcext:value-type="boolean">
            <text:p>TRUE</text:p>
          </table:table-cell>
          <table:table-cell table:style-name="ce1" table:formula="of:=ISNUMBER(SEARCH( &quot;GPT 3.5&quot;;[.$A35] ))" office:value-type="boolean" office:boolean-value="false" calcext:value-type="boolean">
            <text:p>FALSE</text:p>
          </table:table-cell>
          <table:table-cell table:style-name="ce1" table:formula="of:=ISNUMBER(SEARCH( &quot;gpt-4o-mini&quot;;[.$A35] ))" office:value-type="boolean" office:boolean-value="true" calcext:value-type="boolean">
            <text:p>TRUE</text:p>
          </table:table-cell>
          <table:table-cell table:style-name="ce1" table:formula="of:=ISNUMBER(SEARCH( &quot;GPT 3.5&quot;;[.$A35] 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tral atheist</text:p>
          </table:table-cell>
          <table:table-cell table:style-name="ce1" table:formula="of:=ISNUMBER(SEARCH( &quot;llama&quot;;[.A36] ))" office:value-type="boolean" office:boolean-value="false" calcext:value-type="boolean">
            <text:p>FALSE</text:p>
          </table:table-cell>
          <table:table-cell table:style-name="ce1" table:formula="of:=ISNUMBER(SEARCH( &quot;gpt-4o-mini&quot;;[.$A36] ))" office:value-type="boolean" office:boolean-value="false" calcext:value-type="boolean">
            <text:p>FALSE</text:p>
          </table:table-cell>
          <table:table-cell table:style-name="ce1" table:formula="of:=ISNUMBER(SEARCH( &quot;GPT 3.5&quot;;[.$A36] ))" office:value-type="boolean" office:boolean-value="false" calcext:value-type="boolean">
            <text:p>FALSE</text:p>
          </table:table-cell>
          <table:table-cell table:style-name="ce1" table:formula="of:=ISNUMBER(SEARCH( &quot;gpt-4o-mini&quot;;[.$A36] ))" office:value-type="boolean" office:boolean-value="false" calcext:value-type="boolean">
            <text:p>FALSE</text:p>
          </table:table-cell>
          <table:table-cell table:style-name="ce1" table:formula="of:=ISNUMBER(SEARCH( &quot;GPT 3.5&quot;;[.$A36] 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tral Politician</text:p>
          </table:table-cell>
          <table:table-cell table:style-name="ce1" table:formula="of:=ISNUMBER(SEARCH( &quot;llama&quot;;[.A37] ))" office:value-type="boolean" office:boolean-value="false" calcext:value-type="boolean">
            <text:p>FALSE</text:p>
          </table:table-cell>
          <table:table-cell table:style-name="ce1" table:formula="of:=ISNUMBER(SEARCH( &quot;gpt-4o-mini&quot;;[.$A37] ))" office:value-type="boolean" office:boolean-value="false" calcext:value-type="boolean">
            <text:p>FALSE</text:p>
          </table:table-cell>
          <table:table-cell table:style-name="ce1" table:formula="of:=ISNUMBER(SEARCH( &quot;GPT 3.5&quot;;[.$A37] ))" office:value-type="boolean" office:boolean-value="false" calcext:value-type="boolean">
            <text:p>FALSE</text:p>
          </table:table-cell>
          <table:table-cell table:style-name="ce1" table:formula="of:=ISNUMBER(SEARCH( &quot;gpt-4o-mini&quot;;[.$A37] ))" office:value-type="boolean" office:boolean-value="false" calcext:value-type="boolean">
            <text:p>FALSE</text:p>
          </table:table-cell>
          <table:table-cell table:style-name="ce1" table:formula="of:=ISNUMBER(SEARCH( &quot;GPT 3.5&quot;;[.$A37] 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t-4o-mini Politician</text:p>
          </table:table-cell>
          <table:table-cell table:style-name="ce1" table:formula="of:=ISNUMBER(SEARCH( &quot;llama&quot;;[.A38] ))" office:value-type="boolean" office:boolean-value="false" calcext:value-type="boolean">
            <text:p>FALSE</text:p>
          </table:table-cell>
          <table:table-cell table:style-name="ce1" table:formula="of:=ISNUMBER(SEARCH( &quot;gpt-4o-mini&quot;;[.$A38] ))" office:value-type="boolean" office:boolean-value="true" calcext:value-type="boolean">
            <text:p>TRUE</text:p>
          </table:table-cell>
          <table:table-cell table:style-name="ce1" table:formula="of:=ISNUMBER(SEARCH( &quot;GPT 3.5&quot;;[.$A38] ))" office:value-type="boolean" office:boolean-value="false" calcext:value-type="boolean">
            <text:p>FALSE</text:p>
          </table:table-cell>
          <table:table-cell table:style-name="ce1" table:formula="of:=ISNUMBER(SEARCH( &quot;gpt-4o-mini&quot;;[.$A38] ))" office:value-type="boolean" office:boolean-value="true" calcext:value-type="boolean">
            <text:p>TRUE</text:p>
          </table:table-cell>
          <table:table-cell table:style-name="ce1" table:formula="of:=ISNUMBER(SEARCH( &quot;GPT 3.5&quot;;[.$A38] 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t-4o-mini Atheist</text:p>
          </table:table-cell>
          <table:table-cell table:style-name="ce1" table:formula="of:=ISNUMBER(SEARCH( &quot;llama&quot;;[.A39] ))" office:value-type="boolean" office:boolean-value="false" calcext:value-type="boolean">
            <text:p>FALSE</text:p>
          </table:table-cell>
          <table:table-cell table:style-name="ce1" table:formula="of:=ISNUMBER(SEARCH( &quot;gpt-4o-mini&quot;;[.$A39] ))" office:value-type="boolean" office:boolean-value="true" calcext:value-type="boolean">
            <text:p>TRUE</text:p>
          </table:table-cell>
          <table:table-cell table:style-name="ce1" table:formula="of:=ISNUMBER(SEARCH( &quot;GPT 3.5&quot;;[.$A39] ))" office:value-type="boolean" office:boolean-value="false" calcext:value-type="boolean">
            <text:p>FALSE</text:p>
          </table:table-cell>
          <table:table-cell table:style-name="ce1" table:formula="of:=ISNUMBER(SEARCH( &quot;gpt-4o-mini&quot;;[.$A39] ))" office:value-type="boolean" office:boolean-value="true" calcext:value-type="boolean">
            <text:p>TRUE</text:p>
          </table:table-cell>
          <table:table-cell table:style-name="ce1" table:formula="of:=ISNUMBER(SEARCH( &quot;GPT 3.5&quot;;[.$A39] 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mma Bible Translator</text:p>
          </table:table-cell>
          <table:table-cell table:style-name="ce1" table:formula="of:=ISNUMBER(SEARCH( &quot;llama&quot;;[.A40] ))" office:value-type="boolean" office:boolean-value="false" calcext:value-type="boolean">
            <text:p>FALSE</text:p>
          </table:table-cell>
          <table:table-cell table:style-name="ce1" table:formula="of:=ISNUMBER(SEARCH( &quot;gpt-4o-mini&quot;;[.$A40] ))" office:value-type="boolean" office:boolean-value="false" calcext:value-type="boolean">
            <text:p>FALSE</text:p>
          </table:table-cell>
          <table:table-cell table:style-name="ce1" table:formula="of:=ISNUMBER(SEARCH( &quot;GPT 3.5&quot;;[.$A40] ))" office:value-type="boolean" office:boolean-value="false" calcext:value-type="boolean">
            <text:p>FALSE</text:p>
          </table:table-cell>
          <table:table-cell table:style-name="ce1" table:formula="of:=ISNUMBER(SEARCH( &quot;gpt-4o-mini&quot;;[.$A40] ))" office:value-type="boolean" office:boolean-value="false" calcext:value-type="boolean">
            <text:p>FALSE</text:p>
          </table:table-cell>
          <table:table-cell table:style-name="ce1" table:formula="of:=ISNUMBER(SEARCH( &quot;GPT 3.5&quot;;[.$A40] 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tral Bible Translator</text:p>
          </table:table-cell>
          <table:table-cell table:style-name="ce1" table:formula="of:=ISNUMBER(SEARCH( &quot;llama&quot;;[.A41] ))" office:value-type="boolean" office:boolean-value="false" calcext:value-type="boolean">
            <text:p>FALSE</text:p>
          </table:table-cell>
          <table:table-cell table:style-name="ce1" table:formula="of:=ISNUMBER(SEARCH( &quot;gpt-4o-mini&quot;;[.$A41] ))" office:value-type="boolean" office:boolean-value="false" calcext:value-type="boolean">
            <text:p>FALSE</text:p>
          </table:table-cell>
          <table:table-cell table:style-name="ce1" table:formula="of:=ISNUMBER(SEARCH( &quot;GPT 3.5&quot;;[.$A41] ))" office:value-type="boolean" office:boolean-value="false" calcext:value-type="boolean">
            <text:p>FALSE</text:p>
          </table:table-cell>
          <table:table-cell table:style-name="ce1" table:formula="of:=ISNUMBER(SEARCH( &quot;gpt-4o-mini&quot;;[.$A41] ))" office:value-type="boolean" office:boolean-value="false" calcext:value-type="boolean">
            <text:p>FALSE</text:p>
          </table:table-cell>
          <table:table-cell table:style-name="ce1" table:formula="of:=ISNUMBER(SEARCH( &quot;GPT 3.5&quot;;[.$A41] 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T 3.5 Bible Translator</text:p>
          </table:table-cell>
          <table:table-cell table:style-name="ce1" table:formula="of:=ISNUMBER(SEARCH( &quot;llama&quot;;[.A42] ))" office:value-type="boolean" office:boolean-value="false" calcext:value-type="boolean">
            <text:p>FALSE</text:p>
          </table:table-cell>
          <table:table-cell table:style-name="ce1" table:formula="of:=ISNUMBER(SEARCH( &quot;gpt-4o-mini&quot;;[.$A42] ))" office:value-type="boolean" office:boolean-value="false" calcext:value-type="boolean">
            <text:p>FALSE</text:p>
          </table:table-cell>
          <table:table-cell table:style-name="ce1" table:formula="of:=ISNUMBER(SEARCH( &quot;GPT 3.5&quot;;[.$A42] ))" office:value-type="boolean" office:boolean-value="true" calcext:value-type="boolean">
            <text:p>TRUE</text:p>
          </table:table-cell>
          <table:table-cell table:style-name="ce1" table:formula="of:=ISNUMBER(SEARCH( &quot;gpt-4o-mini&quot;;[.$A42] ))" office:value-type="boolean" office:boolean-value="false" calcext:value-type="boolean">
            <text:p>FALSE</text:p>
          </table:table-cell>
          <table:table-cell table:style-name="ce1" table:formula="of:=ISNUMBER(SEARCH( &quot;GPT 3.5&quot;;[.$A42] 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ama Bible Translator</text:p>
          </table:table-cell>
          <table:table-cell table:style-name="ce1" table:formula="of:=ISNUMBER(SEARCH( &quot;llama&quot;;[.A43] ))" office:value-type="boolean" office:boolean-value="true" calcext:value-type="boolean">
            <text:p>TRUE</text:p>
          </table:table-cell>
          <table:table-cell table:style-name="ce1" table:formula="of:=ISNUMBER(SEARCH( &quot;gpt-4o-mini&quot;;[.$A43] ))" office:value-type="boolean" office:boolean-value="false" calcext:value-type="boolean">
            <text:p>FALSE</text:p>
          </table:table-cell>
          <table:table-cell table:style-name="ce1" table:formula="of:=ISNUMBER(SEARCH( &quot;GPT 3.5&quot;;[.$A43] ))" office:value-type="boolean" office:boolean-value="false" calcext:value-type="boolean">
            <text:p>FALSE</text:p>
          </table:table-cell>
          <table:table-cell table:style-name="ce1" table:formula="of:=ISNUMBER(SEARCH( &quot;gpt-4o-mini&quot;;[.$A43] ))" office:value-type="boolean" office:boolean-value="false" calcext:value-type="boolean">
            <text:p>FALSE</text:p>
          </table:table-cell>
          <table:table-cell table:style-name="ce1" table:formula="of:=ISNUMBER(SEARCH( &quot;GPT 3.5&quot;;[.$A43] 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t-4o-mini Bible Translator</text:p>
          </table:table-cell>
          <table:table-cell table:style-name="ce1" table:formula="of:=ISNUMBER(SEARCH( &quot;llama&quot;;[.A44] ))" office:value-type="boolean" office:boolean-value="false" calcext:value-type="boolean">
            <text:p>FALSE</text:p>
          </table:table-cell>
          <table:table-cell table:style-name="ce1" table:formula="of:=ISNUMBER(SEARCH( &quot;gpt-4o-mini&quot;;[.$A44] ))" office:value-type="boolean" office:boolean-value="true" calcext:value-type="boolean">
            <text:p>TRUE</text:p>
          </table:table-cell>
          <table:table-cell table:style-name="ce1" table:formula="of:=ISNUMBER(SEARCH( &quot;GPT 3.5&quot;;[.$A44] ))" office:value-type="boolean" office:boolean-value="false" calcext:value-type="boolean">
            <text:p>FALSE</text:p>
          </table:table-cell>
          <table:table-cell table:style-name="ce1" table:formula="of:=ISNUMBER(SEARCH( &quot;gpt-4o-mini&quot;;[.$A44] ))" office:value-type="boolean" office:boolean-value="true" calcext:value-type="boolean">
            <text:p>TRUE</text:p>
          </table:table-cell>
          <table:table-cell table:style-name="ce1" table:formula="of:=ISNUMBER(SEARCH( &quot;GPT 3.5&quot;;[.$A44] 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is self ollama_llama3</text:p>
          </table:table-cell>
          <table:table-cell office:value-type="string" calcext:value-type="string">
            <text:p>ollama_llama3</text:p>
          </table:table-cell>
          <table:table-cell table:number-columns-repeated="2"/>
          <table:table-cell office:value-type="string" calcext:value-type="string">
            <text:p>is self openai_gpt-4o-mini_1</text:p>
          </table:table-cell>
          <table:table-cell office:value-type="string" calcext:value-type="string">
            <text:p>openai_gpt-4o-mini_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.3498233215548" calcext:value-type="float">
            <text:p>78.349823321554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1.7385159010601" calcext:value-type="float">
            <text:p>71.738515901060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.1872791519435" calcext:value-type="float">
            <text:p>68.187279151943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5.1537102473498" calcext:value-type="float">
            <text:p>75.153710247349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.1448763250883" calcext:value-type="float">
            <text:p>67.144876325088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6.8339222614841" calcext:value-type="float">
            <text:p>76.833922261484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4929328621908" calcext:value-type="float">
            <text:p>79.49293286219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8.5247349823322" calcext:value-type="float">
            <text:p>78.524734982332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.3250883392226" calcext:value-type="float">
            <text:p>74.32508833922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9.226148409894" calcext:value-type="float">
            <text:p>79.22614840989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.178445229682" calcext:value-type="float">
            <text:p>82.17844522968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8.0883392226148" calcext:value-type="float">
            <text:p>78.088339222614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.1448763250883" calcext:value-type="float">
            <text:p>70.144876325088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2.0724381625442" calcext:value-type="float">
            <text:p>82.072438162544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.4116607773852" calcext:value-type="float">
            <text:p>76.41166077738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.7650176678445" calcext:value-type="float">
            <text:p>80.765017667844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.2667844522968" calcext:value-type="float">
            <text:p>78.26678445229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2.1925795053004" calcext:value-type="float">
            <text:p>82.19257950530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.7826855123675" calcext:value-type="float">
            <text:p>76.78268551236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5.0724381625442" calcext:value-type="float">
            <text:p>85.072438162544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.9558303886926" calcext:value-type="float">
            <text:p>80.95583038869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5.773851590106" calcext:value-type="float">
            <text:p>85.77385159010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.4505300353357" calcext:value-type="float">
            <text:p>80.450530035335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6.3233215547703" calcext:value-type="float">
            <text:p>86.323321554770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.3286219081272" calcext:value-type="float">
            <text:p>81.32862190812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6.2773851590106" calcext:value-type="float">
            <text:p>86.277385159010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.4134275618375" calcext:value-type="float">
            <text:p>82.41342756183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9.2685512367491" calcext:value-type="float">
            <text:p>89.268551236749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.8886925795053" calcext:value-type="float">
            <text:p>82.88869257950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0.8127208480565" calcext:value-type="float">
            <text:p>90.812720848056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.1201413427562" calcext:value-type="float">
            <text:p>80.120141342756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1.517667844523" calcext:value-type="float">
            <text:p>91.51766784452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.7296819787986" calcext:value-type="float">
            <text:p>83.729681978798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1.5141342756184" calcext:value-type="float">
            <text:p>91.514134275618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.6007067137809" calcext:value-type="float">
            <text:p>83.60070671378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1.8515901060071" calcext:value-type="float">
            <text:p>91.851590106007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.0388692579505" calcext:value-type="float">
            <text:p>88.03886925795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2.4575971731449" calcext:value-type="float">
            <text:p>92.457597173144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.3003533568905" calcext:value-type="float">
            <text:p>86.30035335689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3.0848056537103" calcext:value-type="float">
            <text:p>93.0848056537103</text:p>
          </table:table-cell>
          <table:table-cell table:number-columns-repeated="2"/>
        </table:table-row>
        <table:table-row table:style-name="ro1" table:number-rows-repeated="28">
          <table:table-cell table:number-columns-repeated="8"/>
        </table:table-row>
        <table:table-row table:style-name="ro1">
          <table:table-cell office:value-type="string" calcext:value-type="string">
            <text:p>is self openai_gpt-3.5-turbo_1</text:p>
          </table:table-cell>
          <table:table-cell office:value-type="string" calcext:value-type="string">
            <text:p>openai_gpt-3.5-turbo_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.8162544169611" calcext:value-type="float">
            <text:p>71.816254416961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.5689045936396" calcext:value-type="float">
            <text:p>74.568904593639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.4363957597173" calcext:value-type="float">
            <text:p>77.436395759717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.9558303886926" calcext:value-type="float">
            <text:p>77.955830388692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625441696113" calcext:value-type="float">
            <text:p>79.662544169611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.7349823321555" calcext:value-type="float">
            <text:p>78.734982332155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.6024734982332" calcext:value-type="float">
            <text:p>82.602473498233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.2650176678445" calcext:value-type="float">
            <text:p>81.265017667844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.6254416961131" calcext:value-type="float">
            <text:p>81.625441696113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.0971731448763" calcext:value-type="float">
            <text:p>85.097173144876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.9611307420495" calcext:value-type="float">
            <text:p>85.961130742049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.3109540636042" calcext:value-type="float">
            <text:p>86.310954063604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.2773851590106" calcext:value-type="float">
            <text:p>86.277385159010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.4363957597173" calcext:value-type="float">
            <text:p>89.436395759717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.7508833922261" calcext:value-type="float">
            <text:p>90.750883392226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.3109540636042" calcext:value-type="float">
            <text:p>91.310954063604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.3109540636042" calcext:value-type="float">
            <text:p>91.310954063604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.839222614841" calcext:value-type="float">
            <text:p>91.83922261484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.3992932862191" calcext:value-type="float">
            <text:p>92.399293286219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.0441696113074" calcext:value-type="float">
            <text:p>93.0441696113074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answerers_vs_graders.A1:answerers_vs_graders.G21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5T12:57:04.202670868</dc:date>
    <meta:editing-duration>PT7M14S</meta:editing-duration>
    <meta:editing-cycles>1</meta:editing-cycles>
    <meta:document-statistic meta:table-count="1" meta:cell-count="406" meta:object-count="10"/>
    <meta:generator>LibreOffice/24.2.5.2$Linux_X86_64 LibreOffice_project/d6e8b0f3fc6e8af2b00cf4969fd0d2fa45b9a62e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7.466cm" svg:height="16.91cm" xlink:href=".." xlink:type="simple" chart:class="chart:line" chart:style-name="ch1">
        <chart:legend chart:legend-position="end" svg:x="32.55cm" svg:y="6.911cm" style:legend-expansion="high" chart:style-name="ch2"/>
        <chart:plot-area chart:style-name="ch3" table:cell-range-address="answerers_vs_graders.A1:answerers_vs_graders.G22" chart:data-source-has-labels="both" svg:x="0.749cm" svg:y="0.338cm" svg:width="31.052cm" svg:height="16.234cm">
          <chart:coordinate-region svg:x="2.238cm" svg:y="0.537cm" svg:width="29.424cm" svg:height="12.529cm"/>
          <chart:axis chart:dimension="x" chart:name="primary-x" chart:style-name="ch4" chartooo:axis-type="auto">
            <chartooo:date-scale/>
            <chart:categories table:cell-range-address="answerers_vs_graders.A2:answerers_vs_graders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nswerers_vs_graders.B2:answerers_vs_graders.B22" chart:label-cell-address="answerers_vs_graders.B1:answerers_vs_graders.B1" chart:class="chart:line">
            <chart:data-point chart:repeated="21"/>
          </chart:series>
          <chart:series chart:style-name="ch7" chart:values-cell-range-address="answerers_vs_graders.C2:answerers_vs_graders.C22" chart:label-cell-address="answerers_vs_graders.C1:answerers_vs_graders.C1" chart:class="chart:line">
            <chart:data-point chart:repeated="21"/>
          </chart:series>
          <chart:series chart:style-name="ch8" chart:values-cell-range-address="answerers_vs_graders.D2:answerers_vs_graders.D22" chart:label-cell-address="answerers_vs_graders.D1:answerers_vs_graders.D1" chart:class="chart:line">
            <chart:data-point chart:repeated="21"/>
          </chart:series>
          <chart:series chart:style-name="ch9" chart:values-cell-range-address="answerers_vs_graders.E2:answerers_vs_graders.E22" chart:label-cell-address="answerers_vs_graders.E1:answerers_vs_graders.E1" chart:class="chart:line">
            <chart:data-point chart:repeated="21"/>
          </chart:series>
          <chart:series chart:style-name="ch10" chart:values-cell-range-address="answerers_vs_graders.F2:answerers_vs_graders.F22" chart:label-cell-address="answerers_vs_graders.F1:answerers_vs_graders.F1" chart:class="chart:line">
            <chart:data-point chart:repeated="21"/>
          </chart:series>
          <chart:series chart:style-name="ch11" chart:values-cell-range-address="answerers_vs_graders.G2:answerers_vs_graders.G22" chart:label-cell-address="answerers_vs_graders.G1:answerers_vs_graders.G1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llama_llama3</text:p>
                <draw:g>
                  <svg:desc>answerers_vs_graders.B1:answerers_vs_graders.B1</svg:desc>
                </draw:g>
              </table:table-cell>
              <table:table-cell office:value-type="string">
                <text:p>openai_gpt-4o-mini_1</text:p>
                <draw:g>
                  <svg:desc>answerers_vs_graders.C1:answerers_vs_graders.C1</svg:desc>
                </draw:g>
              </table:table-cell>
              <table:table-cell office:value-type="string">
                <text:p>openai_gpt-3.5-turbo_1</text:p>
                <draw:g>
                  <svg:desc>answerers_vs_graders.D1:answerers_vs_graders.D1</svg:desc>
                </draw:g>
              </table:table-cell>
              <table:table-cell office:value-type="string">
                <text:p>openai_gpt-4o-mini_2</text:p>
                <draw:g>
                  <svg:desc>answerers_vs_graders.E1:answerers_vs_graders.E1</svg:desc>
                </draw:g>
              </table:table-cell>
              <table:table-cell office:value-type="string">
                <text:p>openai_gpt-3.5-turbo_2</text:p>
                <draw:g>
                  <svg:desc>answerers_vs_graders.F1:answerers_vs_graders.F1</svg:desc>
                </draw:g>
              </table:table-cell>
              <table:table-cell office:value-type="string">
                <text:p>average</text:p>
                <draw:g>
                  <svg:desc>answerers_vs_graders.G1:answerers_vs_grader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lama atheist</text:p>
                <draw:g>
                  <svg:desc>answerers_vs_graders.A2:answerers_vs_graders.A22</svg:desc>
                </draw:g>
              </table:table-cell>
              <table:table-cell office:value-type="float" office:value="78.3498233215548">
                <text:p>78.3498233215548</text:p>
                <draw:g>
                  <svg:desc>answerers_vs_graders.B2:answerers_vs_graders.B22</svg:desc>
                </draw:g>
              </table:table-cell>
              <table:table-cell office:value-type="float" office:value="71.7385159010601">
                <text:p>71.7385159010601</text:p>
                <draw:g>
                  <svg:desc>answerers_vs_graders.C2:answerers_vs_graders.C22</svg:desc>
                </draw:g>
              </table:table-cell>
              <table:table-cell office:value-type="float" office:value="71.8162544169611">
                <text:p>71.8162544169611</text:p>
                <draw:g>
                  <svg:desc>answerers_vs_graders.D2:answerers_vs_graders.D22</svg:desc>
                </draw:g>
              </table:table-cell>
              <table:table-cell office:value-type="float" office:value="72.1855123674912">
                <text:p>72.1855123674912</text:p>
                <draw:g>
                  <svg:desc>answerers_vs_graders.E2:answerers_vs_graders.E22</svg:desc>
                </draw:g>
              </table:table-cell>
              <table:table-cell office:value-type="float" office:value="73.0406360424028">
                <text:p>73.0406360424028</text:p>
                <draw:g>
                  <svg:desc>answerers_vs_graders.F2:answerers_vs_graders.F22</svg:desc>
                </draw:g>
              </table:table-cell>
              <table:table-cell office:value-type="float" office:value="73.426148409894">
                <text:p>73.426148409894</text:p>
                <draw:g>
                  <svg:desc>answerers_vs_graders.G2:answerers_vs_graders.G22</svg:desc>
                </draw:g>
              </table:table-cell>
            </table:table-row>
            <table:table-row>
              <table:table-cell office:value-type="string">
                <text:p>gemma atheist</text:p>
              </table:table-cell>
              <table:table-cell office:value-type="float" office:value="68.1872791519435">
                <text:p>68.1872791519435</text:p>
              </table:table-cell>
              <table:table-cell office:value-type="float" office:value="75.1537102473498">
                <text:p>75.1537102473498</text:p>
              </table:table-cell>
              <table:table-cell office:value-type="float" office:value="74.5689045936396">
                <text:p>74.5689045936396</text:p>
              </table:table-cell>
              <table:table-cell office:value-type="float" office:value="75.1731448763251">
                <text:p>75.1731448763251</text:p>
              </table:table-cell>
              <table:table-cell office:value-type="float" office:value="74.5671378091873">
                <text:p>74.5671378091873</text:p>
              </table:table-cell>
              <table:table-cell office:value-type="float" office:value="73.530035335689">
                <text:p>73.530035335689</text:p>
              </table:table-cell>
            </table:table-row>
            <table:table-row>
              <table:table-cell office:value-type="string">
                <text:p>gemma Imam</text:p>
              </table:table-cell>
              <table:table-cell office:value-type="float" office:value="67.1448763250883">
                <text:p>67.1448763250883</text:p>
              </table:table-cell>
              <table:table-cell office:value-type="float" office:value="76.8339222614841">
                <text:p>76.8339222614841</text:p>
              </table:table-cell>
              <table:table-cell office:value-type="float" office:value="77.4363957597173">
                <text:p>77.4363957597173</text:p>
              </table:table-cell>
              <table:table-cell office:value-type="float" office:value="76.5883392226148">
                <text:p>76.5883392226148</text:p>
              </table:table-cell>
              <table:table-cell office:value-type="float" office:value="76.8286219081272">
                <text:p>76.8286219081272</text:p>
              </table:table-cell>
              <table:table-cell office:value-type="float" office:value="74.9664310954064">
                <text:p>74.9664310954064</text:p>
              </table:table-cell>
            </table:table-row>
            <table:table-row>
              <table:table-cell office:value-type="string">
                <text:p>llama Imam</text:p>
              </table:table-cell>
              <table:table-cell office:value-type="float" office:value="79.4929328621908">
                <text:p>79.4929328621908</text:p>
              </table:table-cell>
              <table:table-cell office:value-type="float" office:value="78.5247349823322">
                <text:p>78.5247349823322</text:p>
              </table:table-cell>
              <table:table-cell office:value-type="float" office:value="77.9558303886926">
                <text:p>77.9558303886926</text:p>
              </table:table-cell>
              <table:table-cell office:value-type="float" office:value="77.821554770318">
                <text:p>77.821554770318</text:p>
              </table:table-cell>
              <table:table-cell office:value-type="float" office:value="78.5318021201413">
                <text:p>78.5318021201413</text:p>
              </table:table-cell>
              <table:table-cell office:value-type="float" office:value="78.465371024735">
                <text:p>78.465371024735</text:p>
              </table:table-cell>
            </table:table-row>
            <table:table-row>
              <table:table-cell office:value-type="string">
                <text:p>GPT 3.5 Imam</text:p>
              </table:table-cell>
              <table:table-cell office:value-type="float" office:value="74.3250883392226">
                <text:p>74.3250883392226</text:p>
              </table:table-cell>
              <table:table-cell office:value-type="float" office:value="79.226148409894">
                <text:p>79.226148409894</text:p>
              </table:table-cell>
              <table:table-cell office:value-type="float" office:value="79.6625441696113">
                <text:p>79.6625441696113</text:p>
              </table:table-cell>
              <table:table-cell office:value-type="float" office:value="80">
                <text:p>80</text:p>
              </table:table-cell>
              <table:table-cell office:value-type="float" office:value="80.2137809187279">
                <text:p>80.2137809187279</text:p>
              </table:table-cell>
              <table:table-cell office:value-type="float" office:value="78.6855123674912">
                <text:p>78.6855123674912</text:p>
              </table:table-cell>
            </table:table-row>
            <table:table-row>
              <table:table-cell office:value-type="string">
                <text:p>llama Politician</text:p>
              </table:table-cell>
              <table:table-cell office:value-type="float" office:value="82.178445229682">
                <text:p>82.178445229682</text:p>
              </table:table-cell>
              <table:table-cell office:value-type="float" office:value="78.0883392226148">
                <text:p>78.0883392226148</text:p>
              </table:table-cell>
              <table:table-cell office:value-type="float" office:value="78.7349823321555">
                <text:p>78.7349823321555</text:p>
              </table:table-cell>
              <table:table-cell office:value-type="float" office:value="78.4593639575972">
                <text:p>78.4593639575972</text:p>
              </table:table-cell>
              <table:table-cell office:value-type="float" office:value="78.9893992932862">
                <text:p>78.9893992932862</text:p>
              </table:table-cell>
              <table:table-cell office:value-type="float" office:value="79.2901060070671">
                <text:p>79.2901060070671</text:p>
              </table:table-cell>
            </table:table-row>
            <table:table-row>
              <table:table-cell office:value-type="string">
                <text:p>gemma Politician</text:p>
              </table:table-cell>
              <table:table-cell office:value-type="float" office:value="70.1448763250883">
                <text:p>70.1448763250883</text:p>
              </table:table-cell>
              <table:table-cell office:value-type="float" office:value="82.0724381625442">
                <text:p>82.0724381625442</text:p>
              </table:table-cell>
              <table:table-cell office:value-type="float" office:value="82.6024734982332">
                <text:p>82.6024734982332</text:p>
              </table:table-cell>
              <table:table-cell office:value-type="float" office:value="82.3957597173145">
                <text:p>82.3957597173145</text:p>
              </table:table-cell>
              <table:table-cell office:value-type="float" office:value="82.7491166077739">
                <text:p>82.7491166077739</text:p>
              </table:table-cell>
              <table:table-cell office:value-type="float" office:value="79.9929328621908">
                <text:p>79.9929328621908</text:p>
              </table:table-cell>
            </table:table-row>
            <table:table-row>
              <table:table-cell office:value-type="string">
                <text:p>mistral Imam</text:p>
              </table:table-cell>
              <table:table-cell office:value-type="float" office:value="76.4116607773852">
                <text:p>76.4116607773852</text:p>
              </table:table-cell>
              <table:table-cell office:value-type="float" office:value="80.7650176678445">
                <text:p>80.7650176678445</text:p>
              </table:table-cell>
              <table:table-cell office:value-type="float" office:value="81.2650176678445">
                <text:p>81.2650176678445</text:p>
              </table:table-cell>
              <table:table-cell office:value-type="float" office:value="81.2597173144876">
                <text:p>81.2597173144876</text:p>
              </table:table-cell>
              <table:table-cell office:value-type="float" office:value="80.2950530035336">
                <text:p>80.2950530035336</text:p>
              </table:table-cell>
              <table:table-cell office:value-type="float" office:value="79.9992932862191">
                <text:p>79.9992932862191</text:p>
              </table:table-cell>
            </table:table-row>
            <table:table-row>
              <table:table-cell office:value-type="string">
                <text:p>GPT 3.5 Atheist</text:p>
              </table:table-cell>
              <table:table-cell office:value-type="float" office:value="78.2667844522968">
                <text:p>78.2667844522968</text:p>
              </table:table-cell>
              <table:table-cell office:value-type="float" office:value="82.1925795053004">
                <text:p>82.1925795053004</text:p>
              </table:table-cell>
              <table:table-cell office:value-type="float" office:value="81.6254416961131">
                <text:p>81.6254416961131</text:p>
              </table:table-cell>
              <table:table-cell office:value-type="float" office:value="82.1872791519435">
                <text:p>82.1872791519435</text:p>
              </table:table-cell>
              <table:table-cell office:value-type="float" office:value="82.0795053003534">
                <text:p>82.0795053003534</text:p>
              </table:table-cell>
              <table:table-cell office:value-type="float" office:value="81.2703180212014">
                <text:p>81.2703180212014</text:p>
              </table:table-cell>
            </table:table-row>
            <table:table-row>
              <table:table-cell office:value-type="string">
                <text:p>GPT 3.5 Politician</text:p>
              </table:table-cell>
              <table:table-cell office:value-type="float" office:value="76.7826855123675">
                <text:p>76.7826855123675</text:p>
              </table:table-cell>
              <table:table-cell office:value-type="float" office:value="85.0724381625442">
                <text:p>85.0724381625442</text:p>
              </table:table-cell>
              <table:table-cell office:value-type="float" office:value="85.0971731448763">
                <text:p>85.0971731448763</text:p>
              </table:table-cell>
              <table:table-cell office:value-type="float" office:value="85.1448763250883">
                <text:p>85.1448763250883</text:p>
              </table:table-cell>
              <table:table-cell office:value-type="float" office:value="84.791519434629">
                <text:p>84.791519434629</text:p>
              </table:table-cell>
              <table:table-cell office:value-type="float" office:value="83.3777385159011">
                <text:p>83.3777385159011</text:p>
              </table:table-cell>
            </table:table-row>
            <table:table-row>
              <table:table-cell office:value-type="string">
                <text:p>gpt-4o-mini Imam</text:p>
              </table:table-cell>
              <table:table-cell office:value-type="float" office:value="80.9558303886926">
                <text:p>80.9558303886926</text:p>
              </table:table-cell>
              <table:table-cell office:value-type="float" office:value="85.773851590106">
                <text:p>85.773851590106</text:p>
              </table:table-cell>
              <table:table-cell office:value-type="float" office:value="85.9611307420495">
                <text:p>85.9611307420495</text:p>
              </table:table-cell>
              <table:table-cell office:value-type="float" office:value="85.6148409893993">
                <text:p>85.6148409893993</text:p>
              </table:table-cell>
              <table:table-cell office:value-type="float" office:value="86.1749116607774">
                <text:p>86.1749116607774</text:p>
              </table:table-cell>
              <table:table-cell office:value-type="float" office:value="84.896113074205">
                <text:p>84.896113074205</text:p>
              </table:table-cell>
            </table:table-row>
            <table:table-row>
              <table:table-cell office:value-type="string">
                <text:p>mistral atheist</text:p>
              </table:table-cell>
              <table:table-cell office:value-type="float" office:value="80.4505300353357">
                <text:p>80.4505300353357</text:p>
              </table:table-cell>
              <table:table-cell office:value-type="float" office:value="86.3233215547703">
                <text:p>86.3233215547703</text:p>
              </table:table-cell>
              <table:table-cell office:value-type="float" office:value="86.3109540636042">
                <text:p>86.3109540636042</text:p>
              </table:table-cell>
              <table:table-cell office:value-type="float" office:value="86.3427561837456">
                <text:p>86.3427561837456</text:p>
              </table:table-cell>
              <table:table-cell office:value-type="float" office:value="86.5265017667845">
                <text:p>86.5265017667845</text:p>
              </table:table-cell>
              <table:table-cell office:value-type="float" office:value="85.1908127208481">
                <text:p>85.1908127208481</text:p>
              </table:table-cell>
            </table:table-row>
            <table:table-row>
              <table:table-cell office:value-type="string">
                <text:p>mistral Politician</text:p>
              </table:table-cell>
              <table:table-cell office:value-type="float" office:value="81.3286219081272">
                <text:p>81.3286219081272</text:p>
              </table:table-cell>
              <table:table-cell office:value-type="float" office:value="86.2773851590106">
                <text:p>86.2773851590106</text:p>
              </table:table-cell>
              <table:table-cell office:value-type="float" office:value="86.2773851590106">
                <text:p>86.2773851590106</text:p>
              </table:table-cell>
              <table:table-cell office:value-type="float" office:value="86.2985865724382">
                <text:p>86.2985865724382</text:p>
              </table:table-cell>
              <table:table-cell office:value-type="float" office:value="86.4434628975265">
                <text:p>86.4434628975265</text:p>
              </table:table-cell>
              <table:table-cell office:value-type="float" office:value="85.3250883392226">
                <text:p>85.3250883392226</text:p>
              </table:table-cell>
            </table:table-row>
            <table:table-row>
              <table:table-cell office:value-type="string">
                <text:p>gpt-4o-mini Politician</text:p>
              </table:table-cell>
              <table:table-cell office:value-type="float" office:value="82.4134275618375">
                <text:p>82.4134275618375</text:p>
              </table:table-cell>
              <table:table-cell office:value-type="float" office:value="89.2685512367491">
                <text:p>89.2685512367491</text:p>
              </table:table-cell>
              <table:table-cell office:value-type="float" office:value="89.4363957597173">
                <text:p>89.4363957597173</text:p>
              </table:table-cell>
              <table:table-cell office:value-type="float" office:value="89.4469964664311">
                <text:p>89.4469964664311</text:p>
              </table:table-cell>
              <table:table-cell office:value-type="float" office:value="89.5088339222615">
                <text:p>89.5088339222615</text:p>
              </table:table-cell>
              <table:table-cell office:value-type="float" office:value="88.0148409893993">
                <text:p>88.0148409893993</text:p>
              </table:table-cell>
            </table:table-row>
            <table:table-row>
              <table:table-cell office:value-type="string">
                <text:p>gpt-4o-mini Atheist</text:p>
              </table:table-cell>
              <table:table-cell office:value-type="float" office:value="82.8886925795053">
                <text:p>82.8886925795053</text:p>
              </table:table-cell>
              <table:table-cell office:value-type="float" office:value="90.8127208480565">
                <text:p>90.8127208480565</text:p>
              </table:table-cell>
              <table:table-cell office:value-type="float" office:value="90.7508833922261">
                <text:p>90.7508833922261</text:p>
              </table:table-cell>
              <table:table-cell office:value-type="float" office:value="90.5530035335689">
                <text:p>90.5530035335689</text:p>
              </table:table-cell>
              <table:table-cell office:value-type="float" office:value="90.5724381625442">
                <text:p>90.5724381625442</text:p>
              </table:table-cell>
              <table:table-cell office:value-type="float" office:value="89.1155477031802">
                <text:p>89.1155477031802</text:p>
              </table:table-cell>
            </table:table-row>
            <table:table-row>
              <table:table-cell office:value-type="string">
                <text:p>gemma Bible Translator</text:p>
              </table:table-cell>
              <table:table-cell office:value-type="float" office:value="80.1201413427562">
                <text:p>80.1201413427562</text:p>
              </table:table-cell>
              <table:table-cell office:value-type="float" office:value="91.517667844523">
                <text:p>91.517667844523</text:p>
              </table:table-cell>
              <table:table-cell office:value-type="float" office:value="91.3109540636042">
                <text:p>91.3109540636042</text:p>
              </table:table-cell>
              <table:table-cell office:value-type="float" office:value="91.3374558303887">
                <text:p>91.3374558303887</text:p>
              </table:table-cell>
              <table:table-cell office:value-type="float" office:value="91.5300353356891">
                <text:p>91.5300353356891</text:p>
              </table:table-cell>
              <table:table-cell office:value-type="float" office:value="89.1632508833922">
                <text:p>89.1632508833922</text:p>
              </table:table-cell>
            </table:table-row>
            <table:table-row>
              <table:table-cell office:value-type="string">
                <text:p>mistral Bible Translator</text:p>
              </table:table-cell>
              <table:table-cell office:value-type="float" office:value="83.7296819787986">
                <text:p>83.7296819787986</text:p>
              </table:table-cell>
              <table:table-cell office:value-type="float" office:value="91.5141342756184">
                <text:p>91.5141342756184</text:p>
              </table:table-cell>
              <table:table-cell office:value-type="float" office:value="91.3109540636042">
                <text:p>91.3109540636042</text:p>
              </table:table-cell>
              <table:table-cell office:value-type="float" office:value="91.660777385159">
                <text:p>91.660777385159</text:p>
              </table:table-cell>
              <table:table-cell office:value-type="float" office:value="91.547703180212">
                <text:p>91.547703180212</text:p>
              </table:table-cell>
              <table:table-cell office:value-type="float" office:value="89.9526501766785">
                <text:p>89.9526501766785</text:p>
              </table:table-cell>
            </table:table-row>
            <table:table-row>
              <table:table-cell office:value-type="string">
                <text:p>GPT 3.5 Bible Translator</text:p>
              </table:table-cell>
              <table:table-cell office:value-type="float" office:value="83.6007067137809">
                <text:p>83.6007067137809</text:p>
              </table:table-cell>
              <table:table-cell office:value-type="float" office:value="91.8515901060071">
                <text:p>91.8515901060071</text:p>
              </table:table-cell>
              <table:table-cell office:value-type="float" office:value="91.839222614841">
                <text:p>91.839222614841</text:p>
              </table:table-cell>
              <table:table-cell office:value-type="float" office:value="91.7685512367491">
                <text:p>91.7685512367491</text:p>
              </table:table-cell>
              <table:table-cell office:value-type="float" office:value="91.8621908127209">
                <text:p>91.8621908127209</text:p>
              </table:table-cell>
              <table:table-cell office:value-type="float" office:value="90.1844522968198">
                <text:p>90.1844522968198</text:p>
              </table:table-cell>
            </table:table-row>
            <table:table-row>
              <table:table-cell office:value-type="string">
                <text:p>llama Bible Translator</text:p>
              </table:table-cell>
              <table:table-cell office:value-type="float" office:value="88.0388692579505">
                <text:p>88.0388692579505</text:p>
              </table:table-cell>
              <table:table-cell office:value-type="float" office:value="92.4575971731449">
                <text:p>92.4575971731449</text:p>
              </table:table-cell>
              <table:table-cell office:value-type="float" office:value="92.3992932862191">
                <text:p>92.3992932862191</text:p>
              </table:table-cell>
              <table:table-cell office:value-type="float" office:value="92.3727915194346">
                <text:p>92.3727915194346</text:p>
              </table:table-cell>
              <table:table-cell office:value-type="float" office:value="92.3957597173145">
                <text:p>92.3957597173145</text:p>
              </table:table-cell>
              <table:table-cell office:value-type="float" office:value="91.5328621908127">
                <text:p>91.5328621908127</text:p>
              </table:table-cell>
            </table:table-row>
            <table:table-row>
              <table:table-cell office:value-type="string">
                <text:p>gpt-4o-mini Bible Translator</text:p>
              </table:table-cell>
              <table:table-cell office:value-type="float" office:value="86.3003533568905">
                <text:p>86.3003533568905</text:p>
              </table:table-cell>
              <table:table-cell office:value-type="float" office:value="93.0848056537103">
                <text:p>93.0848056537103</text:p>
              </table:table-cell>
              <table:table-cell office:value-type="float" office:value="93.0441696113074">
                <text:p>93.0441696113074</text:p>
              </table:table-cell>
              <table:table-cell office:value-type="float" office:value="93.1713780918728">
                <text:p>93.1713780918728</text:p>
              </table:table-cell>
              <table:table-cell office:value-type="float" office:value="93.0812720848057">
                <text:p>93.0812720848057</text:p>
              </table:table-cell>
              <table:table-cell office:value-type="float" office:value="91.7363957597173">
                <text:p>91.7363957597173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79.0555653710247">
                <text:p>79.0555653710247</text:p>
              </table:table-cell>
              <table:table-cell office:value-type="float" office:value="84.4274734982332">
                <text:p>84.4274734982332</text:p>
              </table:table-cell>
              <table:table-cell office:value-type="float" office:value="84.4703180212014">
                <text:p>84.4703180212014</text:p>
              </table:table-cell>
              <table:table-cell office:value-type="float" office:value="84.4891342756184">
                <text:p>84.4891342756184</text:p>
              </table:table-cell>
              <table:table-cell office:value-type="float" office:value="84.5864840989399">
                <text:p>84.5864840989399</text:p>
              </table:table-cell>
              <table:table-cell office:value-type="float" office:value="83.4057950530035">
                <text:p>83.40579505300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d6e8b0f3fc6e8af2b00cf4969fd0d2fa45b9a62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36cm" svg:height="9.01cm" xlink:href=".." xlink:type="simple" chart:class="chart:line" chart:style-name="ch1">
        <chart:legend chart:legend-position="end" svg:x="10.22cm" svg:y="4.206cm" style:legend-expansion="high" chart:style-name="ch2"/>
        <chart:plot-area chart:style-name="ch3" table:cell-range-address="answerers_vs_graders.B96:answerers_vs_graders.B116" chart:data-source-has-labels="row" svg:x="0.302cm" svg:y="0.18cm" svg:width="9.616cm" svg:height="8.65cm">
          <chart:coordinate-region svg:x="1.109cm" svg:y="0.379cm" svg:width="8.622cm" svg:height="7.8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nswerers_vs_graders.B97:answerers_vs_graders.B116" chart:label-cell-address="answerers_vs_graders.B96:answerers_vs_graders.B96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ai_gpt-3.5-turbo_1</text:p>
                <draw:g>
                  <svg:desc>answerers_vs_graders.B96:answerers_vs_graders.B9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.8162544169611">
                <text:p>71.8162544169611</text:p>
                <draw:g>
                  <svg:desc>answerers_vs_graders.B97:answerers_vs_graders.B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.5689045936396">
                <text:p>74.56890459363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.4363957597173">
                <text:p>77.43639575971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.9558303886926">
                <text:p>77.95583038869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.6625441696113">
                <text:p>79.66254416961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.7349823321555">
                <text:p>78.7349823321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.6024734982332">
                <text:p>82.60247349823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.2650176678445">
                <text:p>81.26501766784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.6254416961131">
                <text:p>81.62544169611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.0971731448763">
                <text:p>85.09717314487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5.9611307420495">
                <text:p>85.96113074204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.3109540636042">
                <text:p>86.31095406360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.2773851590106">
                <text:p>86.2773851590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.4363957597173">
                <text:p>89.43639575971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.7508833922261">
                <text:p>90.75088339222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1.3109540636042">
                <text:p>91.31095406360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1.3109540636042">
                <text:p>91.31095406360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1.839222614841">
                <text:p>91.8392226148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.3992932862191">
                <text:p>92.39929328621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3.0441696113074">
                <text:p>93.044169611307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d6e8b0f3fc6e8af2b00cf4969fd0d2fa45b9a62e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.122cm" svg:height="9cm" xlink:href=".." xlink:type="simple" chart:class="chart:scatter" chart:style-name="ch1">
        <chart:legend chart:legend-position="end" svg:x="2.176cm" svg:y="4.002cm" style:legend-expansion="high" chart:style-name="ch2"/>
        <chart:plot-area chart:style-name="ch3" table:cell-range-address="answerers_vs_graders.A47:answerers_vs_graders.B67" chart:data-source-has-labels="row" svg:x="0.082cm" svg:y="0.18cm" svg:width="2.012cm" svg:height="8.64cm">
          <chart:coordinate-region svg:x="0.889cm" svg:y="0.379cm" svg:width="1.11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nswerers_vs_graders.B48:answerers_vs_graders.B67" chart:label-cell-address="answerers_vs_graders.B47:answerers_vs_graders.B47" chart:class="chart:scatter">
            <chart:domain table:cell-range-address="answerers_vs_graders.A48:answerers_vs_graders.A67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llama_llama3</text:p>
                <draw:g>
                  <svg:desc>answerers_vs_graders.B47:answerers_vs_graders.B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nswerers_vs_graders.A48:answerers_vs_graders.A67</svg:desc>
                </draw:g>
              </table:table-cell>
              <table:table-cell office:value-type="float" office:value="78.3498233215548">
                <text:p>78.3498233215548</text:p>
                <draw:g>
                  <svg:desc>answerers_vs_graders.B48:answerers_vs_graders.B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8.1872791519435">
                <text:p>68.18727915194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7.1448763250883">
                <text:p>67.14487632508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79.4929328621908">
                <text:p>79.49293286219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74.3250883392226">
                <text:p>74.3250883392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2.178445229682">
                <text:p>82.1784452296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0.1448763250883">
                <text:p>70.14487632508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76.4116607773852">
                <text:p>76.41166077738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78.2667844522968">
                <text:p>78.26678445229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6.7826855123675">
                <text:p>76.78268551236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80.9558303886926">
                <text:p>80.95583038869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80.4505300353357">
                <text:p>80.45053003533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81.3286219081272">
                <text:p>81.32862190812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82.4134275618375">
                <text:p>82.4134275618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82.8886925795053">
                <text:p>82.88869257950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80.1201413427562">
                <text:p>80.12014134275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83.7296819787986">
                <text:p>83.72968197879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83.6007067137809">
                <text:p>83.60070671378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88.0388692579505">
                <text:p>88.03886925795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86.3003533568905">
                <text:p>86.30035335689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d6e8b0f3fc6e8af2b00cf4969fd0d2fa45b9a62e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138cm" svg:height="1.965cm" xlink:href=".." xlink:type="simple" chart:class="chart:line" chart:style-name="ch1">
        <chart:legend chart:legend-position="end" svg:x="11.619cm" svg:y="0.683cm" style:legend-expansion="high" chart:style-name="ch2"/>
        <chart:plot-area chart:style-name="ch3" table:cell-range-address="answerers_vs_graders.A47:answerers_vs_graders.A67" chart:data-source-has-labels="row" svg:x="0.322cm" svg:y="0.039cm" svg:width="10.975cm" svg:height="1.887cm">
          <chart:coordinate-region svg:x="0.758cm" svg:y="0.238cm" svg:width="10.352cm" svg:height="1.0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nswerers_vs_graders.A48:answerers_vs_graders.A67" chart:label-cell-address="answerers_vs_graders.A47:answerers_vs_graders.A47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 self ollama_llama3</text:p>
                <draw:g>
                  <svg:desc>answerers_vs_graders.A47:answerers_vs_graders.A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nswerers_vs_graders.A48:answerers_vs_graders.A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d6e8b0f3fc6e8af2b00cf4969fd0d2fa45b9a62e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545cm" svg:height="6.368cm" xlink:href=".." xlink:type="simple" chart:class="chart:line" chart:style-name="ch1">
        <chart:legend chart:legend-position="end" svg:x="12.005cm" svg:y="2.885cm" style:legend-expansion="high" chart:style-name="ch2"/>
        <chart:plot-area chart:style-name="ch3" table:cell-range-address="answerers_vs_graders.B47:answerers_vs_graders.B67" chart:data-source-has-labels="row" svg:x="0.31cm" svg:y="0.127cm" svg:width="11.385cm" svg:height="6.114cm">
          <chart:coordinate-region svg:x="1.117cm" svg:y="0.326cm" svg:width="10.392cm" svg:height="5.2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nswerers_vs_graders.B48:answerers_vs_graders.B67" chart:label-cell-address="answerers_vs_graders.B47:answerers_vs_graders.B47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llama_llama3</text:p>
                <draw:g>
                  <svg:desc>answerers_vs_graders.B47:answerers_vs_graders.B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.3498233215548">
                <text:p>78.3498233215548</text:p>
                <draw:g>
                  <svg:desc>answerers_vs_graders.B48:answerers_vs_graders.B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.1872791519435">
                <text:p>68.18727915194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.1448763250883">
                <text:p>67.14487632508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.4929328621908">
                <text:p>79.49293286219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.3250883392226">
                <text:p>74.3250883392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.178445229682">
                <text:p>82.1784452296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.1448763250883">
                <text:p>70.14487632508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.4116607773852">
                <text:p>76.41166077738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.2667844522968">
                <text:p>78.26678445229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.7826855123675">
                <text:p>76.78268551236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.9558303886926">
                <text:p>80.95583038869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.4505300353357">
                <text:p>80.45053003533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.3286219081272">
                <text:p>81.32862190812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2.4134275618375">
                <text:p>82.4134275618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2.8886925795053">
                <text:p>82.88869257950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.1201413427562">
                <text:p>80.12014134275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.7296819787986">
                <text:p>83.72968197879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3.6007067137809">
                <text:p>83.60070671378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8.0388692579505">
                <text:p>88.03886925795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.3003533568905">
                <text:p>86.30035335689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d6e8b0f3fc6e8af2b00cf4969fd0d2fa45b9a62e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.967cm" svg:height="9.235cm" xlink:href=".." xlink:type="simple" chart:class="chart:scatter" chart:style-name="ch1">
        <chart:legend chart:legend-position="end" svg:x="2.101cm" svg:y="3.722cm" style:legend-expansion="high" chart:style-name="ch2"/>
        <chart:plot-area chart:style-name="ch3" table:cell-range-address="answerers_vs_graders.E47:answerers_vs_graders.F67" chart:data-source-has-labels="row" svg:x="0.079cm" svg:y="0.184cm" svg:width="1.943cm" svg:height="8.867cm">
          <chart:coordinate-region svg:x="0.886cm" svg:y="0.384cm" svg:width="1.042cm" svg:height="8.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nswerers_vs_graders.F48:answerers_vs_graders.F67" chart:label-cell-address="answerers_vs_graders.F47:answerers_vs_graders.F47" chart:class="chart:scatter">
            <chart:domain table:cell-range-address="answerers_vs_graders.E48:answerers_vs_graders.E67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openai_gpt-4o-mini_1</text:p>
                <draw:g>
                  <svg:desc>answerers_vs_graders.F47:answerers_vs_graders.F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nswerers_vs_graders.E48:answerers_vs_graders.E67</svg:desc>
                </draw:g>
              </table:table-cell>
              <table:table-cell office:value-type="float" office:value="71.7385159010601">
                <text:p>71.7385159010601</text:p>
                <draw:g>
                  <svg:desc>answerers_vs_graders.F48:answerers_vs_graders.F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5.1537102473498">
                <text:p>75.15371024734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6.8339222614841">
                <text:p>76.83392226148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8.5247349823322">
                <text:p>78.52473498233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79.226148409894">
                <text:p>79.2261484098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78.0883392226148">
                <text:p>78.0883392226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82.0724381625442">
                <text:p>82.07243816254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0.7650176678445">
                <text:p>80.76501766784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82.1925795053004">
                <text:p>82.1925795053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85.0724381625442">
                <text:p>85.07243816254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85.773851590106">
                <text:p>85.7738515901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86.3233215547703">
                <text:p>86.32332155477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86.2773851590106">
                <text:p>86.2773851590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89.2685512367491">
                <text:p>89.26855123674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90.8127208480565">
                <text:p>90.81272084805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91.517667844523">
                <text:p>91.5176678445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91.5141342756184">
                <text:p>91.51413427561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91.8515901060071">
                <text:p>91.85159010600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92.4575971731449">
                <text:p>92.45759717314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93.0848056537103">
                <text:p>93.084805653710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d6e8b0f3fc6e8af2b00cf4969fd0d2fa45b9a62e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166cm" svg:height="2.079cm" xlink:href=".." xlink:type="simple" chart:class="chart:line" chart:style-name="ch1">
        <chart:legend chart:legend-position="end" svg:x="6.044cm" svg:y="0.541cm" style:legend-expansion="high" chart:style-name="ch2"/>
        <chart:plot-area chart:style-name="ch3" table:cell-range-address="answerers_vs_graders.E47:answerers_vs_graders.E67" chart:data-source-has-labels="row" svg:x="0.203cm" svg:y="0.041cm" svg:width="5.638cm" svg:height="1.997cm">
          <chart:coordinate-region svg:x="0.639cm" svg:y="0.241cm" svg:width="5.202cm" svg:height="1.0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nswerers_vs_graders.E48:answerers_vs_graders.E67" chart:label-cell-address="answerers_vs_graders.E47:answerers_vs_graders.E47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 self openai_gpt-4o-mini_1</text:p>
                <draw:g>
                  <svg:desc>answerers_vs_graders.E47:answerers_vs_graders.E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nswerers_vs_graders.E48:answerers_vs_graders.E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d6e8b0f3fc6e8af2b00cf4969fd0d2fa45b9a62e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414cm" svg:height="9.01cm" xlink:href=".." xlink:type="simple" chart:class="chart:line" chart:style-name="ch1">
        <chart:legend chart:legend-position="end" svg:x="5.768cm" svg:y="4.007cm" style:legend-expansion="high" chart:style-name="ch2"/>
        <chart:plot-area chart:style-name="ch3" table:cell-range-address="answerers_vs_graders.F47:answerers_vs_graders.F67" chart:data-source-has-labels="row" svg:x="0.188cm" svg:y="0.18cm" svg:width="5.392cm" svg:height="8.65cm">
          <chart:coordinate-region svg:x="0.995cm" svg:y="0.379cm" svg:width="4.585cm" svg:height="7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nswerers_vs_graders.F48:answerers_vs_graders.F67" chart:label-cell-address="answerers_vs_graders.F47:answerers_vs_graders.F47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ai_gpt-4o-mini_1</text:p>
                <draw:g>
                  <svg:desc>answerers_vs_graders.F47:answerers_vs_graders.F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.7385159010601">
                <text:p>71.7385159010601</text:p>
                <draw:g>
                  <svg:desc>answerers_vs_graders.F48:answerers_vs_graders.F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.1537102473498">
                <text:p>75.15371024734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.8339222614841">
                <text:p>76.83392226148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.5247349823322">
                <text:p>78.52473498233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.226148409894">
                <text:p>79.2261484098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.0883392226148">
                <text:p>78.0883392226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.0724381625442">
                <text:p>82.07243816254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.7650176678445">
                <text:p>80.76501766784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.1925795053004">
                <text:p>82.1925795053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.0724381625442">
                <text:p>85.07243816254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5.773851590106">
                <text:p>85.7738515901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.3233215547703">
                <text:p>86.32332155477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.2773851590106">
                <text:p>86.2773851590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.2685512367491">
                <text:p>89.26855123674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.8127208480565">
                <text:p>90.81272084805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1.517667844523">
                <text:p>91.5176678445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1.5141342756184">
                <text:p>91.51413427561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1.8515901060071">
                <text:p>91.85159010600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.4575971731449">
                <text:p>92.45759717314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3.0848056537103">
                <text:p>93.084805653710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d6e8b0f3fc6e8af2b00cf4969fd0d2fa45b9a62e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.104cm" svg:height="9.009cm" xlink:href=".." xlink:type="simple" chart:class="chart:scatter" chart:style-name="ch1">
        <chart:legend chart:legend-position="end" svg:x="2.132cm" svg:y="3.808cm" style:legend-expansion="high" chart:style-name="ch2"/>
        <chart:plot-area chart:style-name="ch3" table:cell-range-address="answerers_vs_graders.A96:answerers_vs_graders.B116" chart:data-source-has-labels="row" svg:x="0.082cm" svg:y="0.18cm" svg:width="1.968cm" svg:height="8.649cm">
          <chart:coordinate-region svg:x="0.889cm" svg:y="0.379cm" svg:width="1.067cm" svg:height="7.8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nswerers_vs_graders.B97:answerers_vs_graders.B116" chart:label-cell-address="answerers_vs_graders.B96:answerers_vs_graders.B96" chart:class="chart:scatter">
            <chart:domain table:cell-range-address="answerers_vs_graders.A97:answerers_vs_graders.A116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enai_gpt-3.5-turbo_1</text:p>
                <draw:g>
                  <svg:desc>answerers_vs_graders.B96:answerers_vs_graders.B9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nswerers_vs_graders.A97:answerers_vs_graders.A116</svg:desc>
                </draw:g>
              </table:table-cell>
              <table:table-cell office:value-type="float" office:value="71.8162544169611">
                <text:p>71.8162544169611</text:p>
                <draw:g>
                  <svg:desc>answerers_vs_graders.B97:answerers_vs_graders.B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4.5689045936396">
                <text:p>74.56890459363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7.4363957597173">
                <text:p>77.43639575971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7.9558303886926">
                <text:p>77.95583038869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79.6625441696113">
                <text:p>79.66254416961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78.7349823321555">
                <text:p>78.7349823321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82.6024734982332">
                <text:p>82.60247349823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1.2650176678445">
                <text:p>81.26501766784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1.6254416961131">
                <text:p>81.62544169611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85.0971731448763">
                <text:p>85.09717314487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85.9611307420495">
                <text:p>85.96113074204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86.3109540636042">
                <text:p>86.31095406360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86.2773851590106">
                <text:p>86.2773851590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89.4363957597173">
                <text:p>89.43639575971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90.7508833922261">
                <text:p>90.75088339222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91.3109540636042">
                <text:p>91.31095406360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91.3109540636042">
                <text:p>91.31095406360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91.839222614841">
                <text:p>91.8392226148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92.3992932862191">
                <text:p>92.39929328621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93.0441696113074">
                <text:p>93.044169611307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d6e8b0f3fc6e8af2b00cf4969fd0d2fa45b9a62e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1.559cm" xlink:href=".." xlink:type="simple" chart:class="chart:line" chart:style-name="ch1">
        <chart:legend chart:legend-position="end" svg:x="10.106cm" svg:y="0.48cm" style:legend-expansion="high" chart:style-name="ch2"/>
        <chart:plot-area chart:style-name="ch3" table:cell-range-address="answerers_vs_graders.A96:answerers_vs_graders.A116" chart:data-source-has-labels="row" svg:x="0.32cm" svg:y="0.031cm" svg:width="9.466cm" svg:height="1.497cm">
          <chart:coordinate-region svg:x="0.756cm" svg:y="0.23cm" svg:width="8.844cm" svg:height="0.6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nswerers_vs_graders.A97:answerers_vs_graders.A116" chart:label-cell-address="answerers_vs_graders.A96:answerers_vs_graders.A96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 self openai_gpt-3.5-turbo_1</text:p>
                <draw:g>
                  <svg:desc>answerers_vs_graders.A96:answerers_vs_graders.A9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nswerers_vs_graders.A97:answerers_vs_graders.A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d6e8b0f3fc6e8af2b00cf4969fd0d2fa45b9a62e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